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Ubuntu Mono" svg:font-family="'Ubuntu Mon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Century Schoolbook L" svg:font-family="'Century Schoolbook L'" style:font-adornments="Bold Italic"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style:tab-stops>
          <style:tab-stop style:position="2.25in" style:type="center"/>
          <style:tab-stop style:position="4.5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Header_20_-_20_Odd">
      <style:text-properties officeooo:rsid="001ff881" officeooo:paragraph-rsid="001ff881"/>
    </style:style>
    <style:style style:name="P4" style:family="paragraph" style:parent-style-name="Header_20_-_20_Odd">
      <style:text-properties officeooo:rsid="004a653c" officeooo:paragraph-rsid="004a653c"/>
    </style:style>
    <style:style style:name="P5" style:family="paragraph" style:parent-style-name="Header_20_-_20_Even">
      <style:text-properties officeooo:rsid="0021de84" officeooo:paragraph-rsid="0021de84"/>
    </style:style>
    <style:style style:name="P6" style:family="paragraph" style:parent-style-name="Header_20_-_20_Even">
      <style:text-properties officeooo:rsid="004a653c" officeooo:paragraph-rsid="004a653c"/>
    </style:style>
    <style:style style:name="P7" style:family="paragraph" style:parent-style-name="Standard">
      <style:paragraph-properties fo:text-align="center" style:justify-single-word="false"/>
    </style:style>
    <style:style style:name="P8" style:family="paragraph" style:parent-style-name="Standard">
      <style:text-properties fo:color="#000000"/>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Chapter_20_Number">
      <style:paragraph-properties fo:break-before="page">
        <style:tab-stops>
          <style:tab-stop style:position="5.9374in" style:type="right" style:leader-style="dotted" style:leader-text="."/>
        </style:tab-stops>
      </style:paragraph-properties>
    </style:style>
    <style:style style:name="P14" style:family="paragraph" style:parent-style-name="Paragraph">
      <style:paragraph-properties fo:break-before="page"/>
    </style:style>
    <style:style style:name="P15" style:family="paragraph" style:parent-style-name="Heading">
      <style:text-properties officeooo:paragraph-rsid="000a6551"/>
    </style:style>
    <style:style style:name="P16" style:family="paragraph" style:parent-style-name="Paragraphs">
      <style:text-properties officeooo:rsid="004eacde" officeooo:paragraph-rsid="004eacde"/>
    </style:style>
    <style:style style:name="P17" style:family="paragraph" style:parent-style-name="Author_20_Name">
      <style:text-properties officeooo:rsid="000a6551" officeooo:paragraph-rsid="000a6551"/>
    </style:style>
    <style:style style:name="P18" style:family="paragraph" style:parent-style-name="Copyright">
      <style:text-properties fo:font-style="italic" officeooo:rsid="000a6551" officeooo:paragraph-rsid="0022878e" style:font-style-asian="italic" style:font-style-complex="italic"/>
    </style:style>
    <style:style style:name="P19" style:family="paragraph" style:parent-style-name="Chapter_20_Number">
      <style:paragraph-properties>
        <style:tab-stops>
          <style:tab-stop style:position="5.9374in" style:type="right" style:leader-style="dotted" style:leader-text="."/>
        </style:tab-stops>
      </style:paragraph-properties>
    </style:style>
    <style:style style:name="P20" style:family="paragraph" style:parent-style-name="Chapter_20_Title">
      <style:text-properties officeooo:rsid="000a96af" officeooo:paragraph-rsid="000a96af"/>
    </style:style>
    <style:style style:name="P21" style:family="paragraph" style:parent-style-name="Chapter_20_Title">
      <style:text-properties officeooo:rsid="0025713b" officeooo:paragraph-rsid="0025713b"/>
    </style:style>
    <style:style style:name="P22" style:family="paragraph" style:parent-style-name="Chapter_20_Title">
      <style:text-properties officeooo:rsid="003baf82" officeooo:paragraph-rsid="003baf82"/>
    </style:style>
    <style:style style:name="P23" style:family="paragraph" style:parent-style-name="Paragraph">
      <style:text-properties officeooo:rsid="000a96af" officeooo:paragraph-rsid="000c6819"/>
    </style:style>
    <style:style style:name="P24" style:family="paragraph" style:parent-style-name="Paragraph">
      <style:text-properties officeooo:rsid="000d279d" officeooo:paragraph-rsid="000d279d"/>
    </style:style>
    <style:style style:name="P25" style:family="paragraph" style:parent-style-name="Paragraph">
      <style:paragraph-properties fo:text-align="center" style:justify-single-word="false"/>
      <style:text-properties fo:font-style="italic" officeooo:rsid="002407d5" officeooo:paragraph-rsid="002407d5" style:font-style-asian="italic" style:font-style-complex="italic"/>
    </style:style>
    <style:style style:name="P26"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7" style:family="paragraph" style:parent-style-name="Paragraph">
      <style:text-properties officeooo:rsid="00262887" officeooo:paragraph-rsid="00280495"/>
    </style:style>
    <style:style style:name="P28" style:family="paragraph" style:parent-style-name="Paragraph">
      <style:text-properties officeooo:rsid="00280495" officeooo:paragraph-rsid="00280495"/>
    </style:style>
    <style:style style:name="P29" style:family="paragraph" style:parent-style-name="Paragraph">
      <style:text-properties officeooo:rsid="00295c2e" officeooo:paragraph-rsid="00295c2e"/>
    </style:style>
    <style:style style:name="P30" style:family="paragraph" style:parent-style-name="Paragraph">
      <style:text-properties officeooo:rsid="00295c2e" officeooo:paragraph-rsid="002d193b"/>
    </style:style>
    <style:style style:name="P31" style:family="paragraph" style:parent-style-name="Paragraph">
      <style:text-properties officeooo:rsid="002b6163" officeooo:paragraph-rsid="002b6163"/>
    </style:style>
    <style:style style:name="P32" style:family="paragraph" style:parent-style-name="Paragraph">
      <style:text-properties officeooo:rsid="002efc3a" officeooo:paragraph-rsid="003db748"/>
    </style:style>
    <style:style style:name="P33" style:family="paragraph" style:parent-style-name="Paragraph">
      <style:text-properties fo:font-style="normal" officeooo:rsid="00295c2e" officeooo:paragraph-rsid="002d193b" style:font-style-asian="normal" style:font-style-complex="normal"/>
    </style:style>
    <style:style style:name="P34" style:family="paragraph" style:parent-style-name="Paragraph">
      <style:text-properties fo:font-style="normal" officeooo:rsid="0029c431" officeooo:paragraph-rsid="0029c431" style:font-style-asian="normal" style:font-style-complex="normal"/>
    </style:style>
    <style:style style:name="P35"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36" style:family="paragraph" style:parent-style-name="Paragraph">
      <style:text-properties officeooo:rsid="0055e835" officeooo:paragraph-rsid="0055e835"/>
    </style:style>
    <style:style style:name="P37" style:family="paragraph" style:parent-style-name="Paragraph">
      <style:text-properties officeooo:rsid="009b922d" officeooo:paragraph-rsid="009b922d"/>
    </style:style>
    <style:style style:name="P38" style:family="paragraph" style:parent-style-name="Paragraph">
      <style:text-properties officeooo:rsid="002e4f03" officeooo:paragraph-rsid="002e4f03"/>
    </style:style>
    <style:style style:name="P3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4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41"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4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4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4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4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46" style:family="paragraph" style:parent-style-name="Preformatted_20_Text">
      <style:text-properties officeooo:rsid="00502c5e" officeooo:paragraph-rsid="00502c5e"/>
    </style:style>
    <style:style style:name="P47" style:family="paragraph" style:parent-style-name="Preformatted_20_Text">
      <style:text-properties officeooo:rsid="0055e835" officeooo:paragraph-rsid="0055e835"/>
    </style:style>
    <style:style style:name="P48" style:family="paragraph" style:parent-style-name="Preformatted_20_Text">
      <style:text-properties officeooo:rsid="00570288" officeooo:paragraph-rsid="006f01a0"/>
    </style:style>
    <style:style style:name="P49" style:family="paragraph" style:parent-style-name="Preformatted_20_Text">
      <style:text-properties officeooo:rsid="0067b482" officeooo:paragraph-rsid="006df380"/>
    </style:style>
    <style:style style:name="P50" style:family="paragraph" style:parent-style-name="Preformatted_20_Text">
      <style:text-properties officeooo:rsid="00716fb6" officeooo:paragraph-rsid="007e4de3"/>
    </style:style>
    <style:style style:name="P51" style:family="paragraph" style:parent-style-name="Preformatted_20_Text">
      <style:text-properties officeooo:rsid="00854207" officeooo:paragraph-rsid="00854207"/>
    </style:style>
    <style:style style:name="P52" style:family="paragraph" style:parent-style-name="Preformatted_20_Text">
      <style:text-properties officeooo:rsid="0088b0d2" officeooo:paragraph-rsid="00ba82ac"/>
    </style:style>
    <style:style style:name="P53" style:family="paragraph" style:parent-style-name="Preformatted_20_Text">
      <style:text-properties officeooo:rsid="00a62c04" officeooo:paragraph-rsid="00a842b2"/>
    </style:style>
    <style:style style:name="P54" style:family="paragraph" style:parent-style-name="Preformatted_20_Text">
      <style:text-properties officeooo:rsid="00bc0048" officeooo:paragraph-rsid="00bc0048"/>
    </style:style>
    <style:style style:name="P55" style:family="paragraph" style:parent-style-name="Preformatted_20_Text">
      <style:text-properties officeooo:rsid="00c536ae" officeooo:paragraph-rsid="00cb4576"/>
    </style:style>
    <style:style style:name="P56" style:family="paragraph" style:parent-style-name="Standard" style:master-page-name="Standard">
      <style:paragraph-properties fo:text-align="center" style:justify-single-word="false" style:page-number="auto"/>
      <style:text-properties fo:color="#000000" fo:font-size="18pt" fo:font-weight="bold" style:font-size-asian="18pt" style:font-weight-asian="bold" style:font-size-complex="18pt"/>
    </style:style>
    <style:style style:name="P57" style:family="paragraph" style:parent-style-name="Heading_20_1">
      <style:paragraph-properties fo:line-height="100%"/>
      <style:text-properties officeooo:rsid="00191d87" officeooo:paragraph-rsid="00191d87"/>
    </style:style>
    <style:style style:name="P58" style:family="paragraph" style:parent-style-name="Heading_20_1">
      <style:text-properties officeooo:rsid="000efeb6" officeooo:paragraph-rsid="000efeb6"/>
    </style:style>
    <style:style style:name="P59" style:family="paragraph" style:parent-style-name="Heading_20_1">
      <style:text-properties officeooo:rsid="0011455a" officeooo:paragraph-rsid="0011455a"/>
    </style:style>
    <style:style style:name="P60" style:family="paragraph" style:parent-style-name="Heading_20_1">
      <style:text-properties officeooo:rsid="00157d6d" officeooo:paragraph-rsid="00157d6d"/>
    </style:style>
    <style:style style:name="P61" style:family="paragraph" style:parent-style-name="Heading_20_1">
      <style:text-properties officeooo:rsid="0016e613"/>
    </style:style>
    <style:style style:name="P62" style:family="paragraph" style:parent-style-name="Heading_20_1">
      <style:text-properties officeooo:rsid="0016e613" officeooo:paragraph-rsid="0016e613"/>
    </style:style>
    <style:style style:name="P63" style:family="paragraph" style:parent-style-name="Heading_20_1">
      <style:text-properties fo:font-variant="normal" fo:text-transform="none" officeooo:rsid="00490722" officeooo:paragraph-rsid="00490722"/>
    </style:style>
    <style:style style:name="P64" style:family="paragraph" style:parent-style-name="Heading_20_1">
      <style:text-properties officeooo:rsid="00baa04a" officeooo:paragraph-rsid="00e49d5f"/>
    </style:style>
    <style:style style:name="P65" style:family="paragraph" style:parent-style-name="Heading_20_1">
      <style:text-properties officeooo:rsid="006482ba" officeooo:paragraph-rsid="00e298f3"/>
    </style:style>
    <style:style style:name="P66" style:family="paragraph" style:parent-style-name="Heading_20_1">
      <style:text-properties officeooo:rsid="0061ba5f" officeooo:paragraph-rsid="00e49d5f"/>
    </style:style>
    <style:style style:name="P67" style:family="paragraph" style:parent-style-name="Heading_20_1">
      <style:text-properties officeooo:rsid="00502c5e" officeooo:paragraph-rsid="00502c5e"/>
    </style:style>
    <style:style style:name="P68" style:family="paragraph" style:parent-style-name="Heading_20_1">
      <style:text-properties officeooo:rsid="008252b1" officeooo:paragraph-rsid="008252b1"/>
    </style:style>
    <style:style style:name="P69" style:family="paragraph" style:parent-style-name="Heading_20_1">
      <style:text-properties officeooo:rsid="008605f7" officeooo:paragraph-rsid="008605f7"/>
    </style:style>
    <style:style style:name="P70" style:family="paragraph" style:parent-style-name="Heading_20_1">
      <style:text-properties officeooo:rsid="006fe3ad" officeooo:paragraph-rsid="006fe3ad"/>
    </style:style>
    <style:style style:name="P71" style:family="paragraph" style:parent-style-name="Heading_20_1">
      <style:text-properties officeooo:paragraph-rsid="0016e613"/>
    </style:style>
    <style:style style:name="P72" style:family="paragraph" style:parent-style-name="Heading_20_1">
      <style:text-properties officeooo:rsid="00f9e585" officeooo:paragraph-rsid="00f9e585"/>
    </style:style>
    <style:style style:name="P73" style:family="paragraph" style:parent-style-name="Heading_20_1">
      <style:text-properties officeooo:paragraph-rsid="00e49d5f"/>
    </style:style>
    <style:style style:name="P74" style:family="paragraph" style:parent-style-name="Heading_20_1">
      <style:text-properties officeooo:rsid="0119a701" officeooo:paragraph-rsid="0119a701"/>
    </style:style>
    <style:style style:name="P75" style:family="paragraph" style:parent-style-name="Chapter_20_Number" style:master-page-name="Convert_20_1">
      <style:paragraph-properties style:page-number="auto"/>
    </style:style>
    <style:style style:name="P76" style:family="paragraph" style:parent-style-name="Chapter_20_Number" style:master-page-name="Convert_20_2">
      <style:paragraph-properties style:page-number="1"/>
    </style:style>
    <style:style style:name="P77" style:family="paragraph" style:parent-style-name="Paragraph">
      <style:text-properties officeooo:paragraph-rsid="00d897b6"/>
    </style:style>
    <style:style style:name="P78" style:family="paragraph" style:parent-style-name="Paragraph" style:list-style-name="L2">
      <style:paragraph-properties>
        <style:tab-stops>
          <style:tab-stop style:position="0.6874in"/>
        </style:tab-stops>
      </style:paragraph-properties>
      <style:text-properties officeooo:paragraph-rsid="00d897b6"/>
    </style:style>
    <style:style style:name="P79" style:family="paragraph" style:parent-style-name="Paragraph">
      <style:text-properties officeooo:rsid="00280495" officeooo:paragraph-rsid="00280495"/>
    </style:style>
    <style:style style:name="P80" style:family="paragraph" style:parent-style-name="Paragraph">
      <style:text-properties officeooo:rsid="00289aa7" officeooo:paragraph-rsid="00d897b6"/>
    </style:style>
    <style:style style:name="P81" style:family="paragraph" style:parent-style-name="Paragraph">
      <style:text-properties officeooo:rsid="002efc3a" officeooo:paragraph-rsid="00da4c7d"/>
    </style:style>
    <style:style style:name="P82" style:family="paragraph" style:parent-style-name="Paragraph">
      <style:text-properties officeooo:paragraph-rsid="00e49d5f"/>
    </style:style>
    <style:style style:name="P83" style:family="paragraph" style:parent-style-name="Paragraph">
      <style:text-properties officeooo:paragraph-rsid="00e74083"/>
    </style:style>
    <style:style style:name="P84" style:family="paragraph" style:parent-style-name="Paragraph">
      <style:text-properties officeooo:paragraph-rsid="00ed8a22"/>
    </style:style>
    <style:style style:name="P85" style:family="paragraph" style:parent-style-name="Paragraph">
      <style:text-properties officeooo:paragraph-rsid="00f3f518"/>
    </style:style>
    <style:style style:name="P86" style:family="paragraph" style:parent-style-name="Paragraph">
      <style:text-properties officeooo:paragraph-rsid="00f5d669"/>
    </style:style>
    <style:style style:name="P87" style:family="paragraph" style:parent-style-name="Paragraph">
      <style:text-properties officeooo:rsid="00f5d669" officeooo:paragraph-rsid="00f5d669"/>
    </style:style>
    <style:style style:name="P88" style:family="paragraph" style:parent-style-name="Paragraph">
      <style:text-properties officeooo:paragraph-rsid="00f68711"/>
    </style:style>
    <style:style style:name="P89" style:family="paragraph" style:parent-style-name="Paragraph">
      <style:text-properties officeooo:rsid="00bddc34" officeooo:paragraph-rsid="00bddc34"/>
    </style:style>
    <style:style style:name="P90" style:family="paragraph" style:parent-style-name="Paragraph">
      <style:text-properties officeooo:paragraph-rsid="00f7587f"/>
    </style:style>
    <style:style style:name="P91" style:family="paragraph" style:parent-style-name="Paragraph">
      <style:text-properties officeooo:rsid="00f7587f" officeooo:paragraph-rsid="00f7587f"/>
    </style:style>
    <style:style style:name="P92" style:family="paragraph" style:parent-style-name="Paragraph">
      <style:text-properties officeooo:rsid="0029c431" officeooo:paragraph-rsid="002b6163"/>
    </style:style>
    <style:style style:name="P93" style:family="paragraph" style:parent-style-name="Paragraph">
      <style:text-properties officeooo:rsid="00fbd112" officeooo:paragraph-rsid="00fbd112"/>
    </style:style>
    <style:style style:name="P94" style:family="paragraph" style:parent-style-name="Paragraph">
      <style:text-properties officeooo:rsid="00fbd112" officeooo:paragraph-rsid="00ffb647"/>
    </style:style>
    <style:style style:name="P95" style:family="paragraph" style:parent-style-name="Paragraph">
      <style:text-properties officeooo:rsid="00fc9645" officeooo:paragraph-rsid="00fc9645"/>
    </style:style>
    <style:style style:name="P96" style:family="paragraph" style:parent-style-name="Paragraph">
      <style:text-properties fo:font-style="normal" fo:font-weight="normal" officeooo:rsid="002407d5" officeooo:paragraph-rsid="002b6163" style:font-style-asian="normal" style:font-weight-asian="normal" style:font-style-complex="normal" style:font-weight-complex="normal"/>
    </style:style>
    <style:style style:name="P97" style:family="paragraph" style:parent-style-name="Paragraph">
      <style:text-properties fo:font-style="normal" officeooo:rsid="0105b511" officeooo:paragraph-rsid="010c716f" style:font-style-asian="normal" style:font-style-complex="normal"/>
    </style:style>
    <style:style style:name="P98" style:family="paragraph" style:parent-style-name="Paragraph">
      <style:text-properties officeooo:paragraph-rsid="0108b231"/>
    </style:style>
    <style:style style:name="P99" style:family="paragraph" style:parent-style-name="Paragraph">
      <style:text-properties officeooo:paragraph-rsid="010e8ba0"/>
    </style:style>
    <style:style style:name="P100" style:family="paragraph" style:parent-style-name="Paragraph">
      <style:text-properties officeooo:paragraph-rsid="011dbfe9"/>
    </style:style>
    <style:style style:name="P101" style:family="paragraph" style:parent-style-name="Paragraph">
      <style:text-properties officeooo:paragraph-rsid="011f52eb"/>
    </style:style>
    <style:style style:name="P102" style:family="paragraph" style:parent-style-name="Paragraph">
      <style:paragraph-properties fo:line-height="100%"/>
      <style:text-properties officeooo:paragraph-rsid="011f52eb"/>
    </style:style>
    <style:style style:name="P103"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10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105"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106"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107" style:family="paragraph" style:parent-style-name="Paragraph" style:list-style-name="L1">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0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0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1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1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1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1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1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15"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1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1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18"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19"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280495" officeooo:paragraph-rsid="00280495" fo:hyphenate="false" fo:hyphenation-remain-char-count="2" fo:hyphenation-push-char-count="2"/>
    </style:style>
    <style:style style:name="P120"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21" style:family="paragraph" style:parent-style-name="Contents_20_1">
      <style:paragraph-properties>
        <style:tab-stops>
          <style:tab-stop style:position="5.9402in" style:type="right" style:leader-style="dotted" style:leader-text="."/>
        </style:tab-stops>
      </style:paragraph-properties>
    </style:style>
    <style:style style:name="P122" style:family="paragraph" style:parent-style-name="Contents_20_2">
      <style:paragraph-properties>
        <style:tab-stops>
          <style:tab-stop style:position="5.9402in" style:type="right" style:leader-style="dotted" style:leader-text="."/>
        </style:tab-stops>
      </style:paragraph-properties>
    </style:style>
    <style:style style:name="P123" style:family="paragraph" style:parent-style-name="Contents_20_3">
      <style:paragraph-properties>
        <style:tab-stops>
          <style:tab-stop style:position="5.9402in" style:type="right" style:leader-style="dotted" style:leader-text="."/>
        </style:tab-stops>
      </style:paragraph-properties>
    </style:style>
    <style:style style:name="P124" style:family="paragraph" style:parent-style-name="Contents_20_4">
      <style:paragraph-properties>
        <style:tab-stops>
          <style:tab-stop style:position="5.9402in" style:type="right" style:leader-style="dotted" style:leader-text="."/>
        </style:tab-stops>
      </style:paragraph-properties>
    </style:style>
    <style:style style:name="P125" style:family="paragraph" style:parent-style-name="Preformatted_20_Text">
      <style:text-properties officeooo:rsid="00f68711" officeooo:paragraph-rsid="00f68711"/>
    </style:style>
    <style:style style:name="P126" style:family="paragraph" style:parent-style-name="Preformatted_20_Text">
      <style:text-properties officeooo:rsid="00bc0048" officeooo:paragraph-rsid="00f7587f"/>
    </style:style>
    <style:style style:name="P127" style:family="paragraph" style:parent-style-name="Preformatted_20_Text">
      <style:text-properties officeooo:rsid="01129a73" officeooo:paragraph-rsid="0116cacd"/>
    </style:style>
    <style:style style:name="P128" style:family="paragraph" style:parent-style-name="Preformatted_20_Text">
      <style:text-properties officeooo:rsid="005989f9" officeooo:paragraph-rsid="011fa1e4"/>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aafe8" style:font-style-asian="italic" style:font-style-complex="italic"/>
    </style:style>
    <style:style style:name="T11" style:family="text">
      <style:text-properties fo:font-style="italic" officeooo:rsid="005d5455" style:font-style-asian="italic" style:font-style-complex="italic"/>
    </style:style>
    <style:style style:name="T12" style:family="text">
      <style:text-properties fo:font-style="italic" officeooo:rsid="008371d9" style:font-style-asian="italic" style:font-style-complex="italic"/>
    </style:style>
    <style:style style:name="T13" style:family="text">
      <style:text-properties fo:font-style="italic" officeooo:rsid="00af324e" style:font-style-asian="italic" style:font-style-complex="italic"/>
    </style:style>
    <style:style style:name="T14" style:family="text">
      <style:text-properties fo:font-style="italic" officeooo:rsid="00af4855" style:font-style-asian="italic" style:font-style-complex="italic"/>
    </style:style>
    <style:style style:name="T15" style:family="text">
      <style:text-properties fo:font-style="italic" officeooo:rsid="00b118ee" style:font-style-asian="italic" style:font-style-complex="italic"/>
    </style:style>
    <style:style style:name="T16" style:family="text">
      <style:text-properties fo:font-style="italic" officeooo:rsid="005e1bca" style:font-style-asian="italic" style:font-style-complex="italic"/>
    </style:style>
    <style:style style:name="T17" style:family="text">
      <style:text-properties fo:font-style="italic" officeooo:rsid="00d0d081" style:font-style-asian="italic" style:font-style-complex="italic"/>
    </style:style>
    <style:style style:name="T18" style:family="text">
      <style:text-properties fo:font-style="italic" officeooo:rsid="00d244da" style:font-style-asian="italic" style:font-style-complex="italic"/>
    </style:style>
    <style:style style:name="T19" style:family="text">
      <style:text-properties fo:font-style="italic" officeooo:rsid="00295c2e" style:font-style-asian="italic" style:font-style-complex="italic"/>
    </style:style>
    <style:style style:name="T20" style:family="text">
      <style:text-properties fo:font-style="italic" officeooo:rsid="003cedc2" style:font-style-asian="italic" style:font-style-complex="italic"/>
    </style:style>
    <style:style style:name="T21" style:family="text">
      <style:text-properties fo:font-style="italic" officeooo:rsid="00bc0048" style:font-style-asian="italic" style:font-style-complex="italic"/>
    </style:style>
    <style:style style:name="T22" style:family="text">
      <style:text-properties fo:font-style="italic" officeooo:rsid="00e5dd0a" style:font-style-asian="italic" style:font-style-complex="italic"/>
    </style:style>
    <style:style style:name="T23" style:family="text">
      <style:text-properties fo:font-style="italic" officeooo:rsid="00e74083" style:font-style-asian="italic" style:font-style-complex="italic"/>
    </style:style>
    <style:style style:name="T24" style:family="text">
      <style:text-properties fo:font-style="italic" officeooo:rsid="00ea7bf7" style:font-style-asian="italic" style:font-style-complex="italic"/>
    </style:style>
    <style:style style:name="T25" style:family="text">
      <style:text-properties fo:font-style="italic" officeooo:rsid="00ebe726" style:font-style-asian="italic" style:font-style-complex="italic"/>
    </style:style>
    <style:style style:name="T26" style:family="text">
      <style:text-properties fo:font-style="italic" officeooo:rsid="00ed8a22" style:font-style-asian="italic" style:font-style-complex="italic"/>
    </style:style>
    <style:style style:name="T27" style:family="text">
      <style:text-properties fo:font-style="italic" officeooo:rsid="00efcaff" style:font-style-asian="italic" style:font-style-complex="italic"/>
    </style:style>
    <style:style style:name="T28" style:family="text">
      <style:text-properties fo:font-style="italic" officeooo:rsid="00f3f518" style:font-style-asian="italic" style:font-style-complex="italic"/>
    </style:style>
    <style:style style:name="T29" style:family="text">
      <style:text-properties fo:font-style="italic" officeooo:rsid="010c716f" style:font-style-asian="italic" style:font-style-complex="italic"/>
    </style:style>
    <style:style style:name="T30" style:family="text">
      <style:text-properties fo:font-style="italic" officeooo:rsid="01103039" style:font-style-asian="italic" style:font-style-complex="italic"/>
    </style:style>
    <style:style style:name="T31" style:family="text">
      <style:text-properties fo:font-style="italic" officeooo:rsid="00f68711" style:font-style-asian="italic" style:font-style-complex="italic"/>
    </style:style>
    <style:style style:name="T32" style:family="text">
      <style:text-properties fo:font-style="italic" officeooo:rsid="011d786f" style:font-style-asian="italic" style:font-style-complex="italic"/>
    </style:style>
    <style:style style:name="T33" style:family="text">
      <style:text-properties fo:font-style="italic" officeooo:rsid="011eff5e"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0d279d" style:font-style-asian="italic" style:font-weight-asian="bold" style:font-style-complex="italic" style:font-weight-complex="bold"/>
    </style:style>
    <style:style style:name="T36" style:family="text">
      <style:text-properties fo:font-style="italic" fo:font-weight="bold" officeooo:rsid="000fc06c" style:font-style-asian="italic" style:font-weight-asian="bold" style:font-style-complex="italic" style:font-weight-complex="bold"/>
    </style:style>
    <style:style style:name="T37" style:family="text">
      <style:text-properties fo:font-style="italic" fo:font-weight="bold" officeooo:rsid="00304a04" style:font-style-asian="italic" style:font-weight-asian="bold" style:font-style-complex="italic" style:font-weight-complex="bold"/>
    </style:style>
    <style:style style:name="T38" style:family="text">
      <style:text-properties fo:font-style="italic" fo:font-weight="bold" officeooo:rsid="0039ce1a" style:font-style-asian="italic" style:font-weight-asian="bold" style:font-style-complex="italic" style:font-weight-complex="bold"/>
    </style:style>
    <style:style style:name="T39" style:family="text">
      <style:text-properties fo:font-style="italic" fo:font-weight="bold" officeooo:rsid="003baf82" style:font-style-asian="italic" style:font-weight-asian="bold" style:font-style-complex="italic" style:font-weight-complex="bold"/>
    </style:style>
    <style:style style:name="T40" style:family="text">
      <style:text-properties fo:font-style="italic" fo:font-weight="bold" officeooo:rsid="003cedc2" style:font-style-asian="italic" style:font-weight-asian="bold" style:font-style-complex="italic" style:font-weight-complex="bold"/>
    </style:style>
    <style:style style:name="T41" style:family="text">
      <style:text-properties fo:font-style="italic" fo:font-weight="bold" officeooo:rsid="004ca013" style:font-style-asian="italic" style:font-weight-asian="bold" style:font-style-complex="italic" style:font-weight-complex="bold"/>
    </style:style>
    <style:style style:name="T42" style:family="text">
      <style:text-properties fo:font-style="italic" fo:font-weight="bold" officeooo:rsid="004e0038" style:font-style-asian="italic" style:font-weight-asian="bold" style:font-style-complex="italic" style:font-weight-complex="bold"/>
    </style:style>
    <style:style style:name="T43" style:family="text">
      <style:text-properties fo:font-style="italic" fo:font-weight="bold" officeooo:rsid="0067b482" style:font-style-asian="italic" style:font-weight-asian="bold" style:font-style-complex="italic" style:font-weight-complex="bold"/>
    </style:style>
    <style:style style:name="T44" style:family="text">
      <style:text-properties fo:font-style="italic" fo:font-weight="bold" officeooo:rsid="008371d9" style:font-style-asian="italic" style:font-weight-asian="bold" style:font-style-complex="italic" style:font-weight-complex="bold"/>
    </style:style>
    <style:style style:name="T45" style:family="text">
      <style:text-properties fo:font-style="italic" fo:font-weight="bold" officeooo:rsid="00857c25" style:font-style-asian="italic" style:font-weight-asian="bold" style:font-style-complex="italic" style:font-weight-complex="bold"/>
    </style:style>
    <style:style style:name="T46" style:family="text">
      <style:text-properties fo:font-style="italic" fo:font-weight="bold" officeooo:rsid="00b118ee" style:font-style-asian="italic" style:font-weight-asian="bold" style:font-style-complex="italic" style:font-weight-complex="bold"/>
    </style:style>
    <style:style style:name="T47" style:family="text">
      <style:text-properties fo:font-style="italic" fo:font-weight="bold" officeooo:rsid="00bc0048" style:font-style-asian="italic" style:font-weight-asian="bold" style:font-style-complex="italic" style:font-weight-complex="bold"/>
    </style:style>
    <style:style style:name="T48" style:family="text">
      <style:text-properties fo:font-style="italic" fo:font-weight="bold" officeooo:rsid="00e74083" style:font-style-asian="italic" style:font-weight-asian="bold" style:font-style-complex="italic" style:font-weight-complex="bold"/>
    </style:style>
    <style:style style:name="T49" style:family="text">
      <style:text-properties fo:font-style="italic" fo:font-weight="bold" officeooo:rsid="011d786f" style:font-style-asian="italic" style:font-weight-asian="bold" style:font-style-complex="italic" style:font-weight-complex="bold"/>
    </style:style>
    <style:style style:name="T50" style:family="text">
      <style:text-properties fo:font-style="italic" fo:font-weight="bold" officeooo:rsid="00ea7bf7"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d279d" style:font-style-asian="italic" style:font-weight-asian="normal" style:font-style-complex="italic" style:font-weight-complex="normal"/>
    </style:style>
    <style:style style:name="T53" style:family="text">
      <style:text-properties fo:font-style="italic" fo:font-weight="normal" officeooo:rsid="00324768" style:font-style-asian="italic" style:font-weight-asian="normal" style:font-style-complex="italic" style:font-weight-complex="normal"/>
    </style:style>
    <style:style style:name="T54" style:family="text">
      <style:text-properties fo:font-style="italic" fo:font-weight="normal" officeooo:rsid="003baf82" style:font-style-asian="italic" style:font-weight-asian="normal" style:font-style-complex="italic" style:font-weight-complex="normal"/>
    </style:style>
    <style:style style:name="T55" style:family="text">
      <style:text-properties fo:font-style="italic" fo:font-weight="normal" officeooo:rsid="003cedc2" style:font-style-asian="italic" style:font-weight-asian="normal" style:font-style-complex="italic" style:font-weight-complex="normal"/>
    </style:style>
    <style:style style:name="T56" style:family="text">
      <style:text-properties fo:font-style="italic" fo:font-weight="normal" officeooo:rsid="003f5cf2" style:font-style-asian="italic" style:font-weight-asian="normal" style:font-style-complex="italic" style:font-weight-complex="normal"/>
    </style:style>
    <style:style style:name="T57" style:family="text">
      <style:text-properties fo:font-style="italic" fo:font-weight="normal" officeooo:rsid="00857c25" style:font-style-asian="italic" style:font-weight-asian="normal" style:font-style-complex="italic" style:font-weight-complex="normal"/>
    </style:style>
    <style:style style:name="T58" style:family="text">
      <style:text-properties fo:font-style="italic" fo:font-weight="normal" officeooo:rsid="00b118ee" style:font-style-asian="italic" style:font-weight-asian="normal" style:font-style-complex="italic" style:font-weight-complex="normal"/>
    </style:style>
    <style:style style:name="T59" style:family="text">
      <style:text-properties fo:font-style="italic" fo:font-weight="normal" officeooo:rsid="005e1bca" style:font-style-asian="italic" style:font-weight-asian="normal" style:font-style-complex="italic" style:font-weight-complex="normal"/>
    </style:style>
    <style:style style:name="T60" style:family="text">
      <style:text-properties fo:font-style="italic" fo:font-weight="normal" officeooo:rsid="00b1f3f0" style:font-style-asian="italic" style:font-weight-asian="normal" style:font-style-complex="italic" style:font-weight-complex="normal"/>
    </style:style>
    <style:style style:name="T61" style:family="text">
      <style:text-properties fo:font-style="italic" fo:font-weight="normal" officeooo:rsid="00d897b6" style:font-style-asian="italic" style:font-weight-asian="normal" style:font-style-complex="italic" style:font-weight-complex="normal"/>
    </style:style>
    <style:style style:name="T62" style:family="text">
      <style:text-properties fo:font-style="italic" fo:font-weight="normal" officeooo:rsid="00da4c7d" style:font-style-asian="italic" style:font-weight-asian="normal" style:font-style-complex="italic" style:font-weight-complex="normal"/>
    </style:style>
    <style:style style:name="T63" style:family="text">
      <style:text-properties fo:font-style="italic" fo:font-weight="normal" officeooo:rsid="00dc44be" style:font-style-asian="italic" style:font-weight-asian="normal" style:font-style-complex="italic" style:font-weight-complex="normal"/>
    </style:style>
    <style:style style:name="T64" style:family="text">
      <style:text-properties fo:font-style="italic" fo:font-weight="normal" officeooo:rsid="00e9ade0" style:font-style-asian="italic" style:font-weight-asian="normal" style:font-style-complex="italic" style:font-weight-complex="normal"/>
    </style:style>
    <style:style style:name="T65" style:family="text">
      <style:text-properties fo:font-style="italic" fo:font-weight="normal" officeooo:rsid="00ebe726" style:font-style-asian="italic" style:font-weight-asian="normal" style:font-style-complex="italic" style:font-weight-complex="normal"/>
    </style:style>
    <style:style style:name="T66" style:family="text">
      <style:text-properties fo:font-style="italic" fo:font-weight="normal" officeooo:rsid="00bc0048" style:font-style-asian="italic" style:font-weight-asian="normal" style:font-style-complex="italic" style:font-weight-complex="normal"/>
    </style:style>
    <style:style style:name="T67" style:family="text">
      <style:text-properties fo:font-style="italic" fo:font-weight="normal" officeooo:rsid="010e8ba0" style:font-style-asian="italic" style:font-weight-asian="normal" style:font-style-complex="italic" style:font-weight-complex="normal"/>
    </style:style>
    <style:style style:name="T68" style:family="text">
      <style:text-properties fo:font-style="italic" fo:font-weight="normal" officeooo:rsid="010f7252"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0" style:family="text">
      <style:text-properties fo:font-style="italic" style:text-underline-style="none" fo:font-weight="bold" style:font-style-asian="italic" style:font-weight-asian="bold" style:font-style-complex="italic" style:font-weight-complex="bold"/>
    </style:style>
    <style:style style:name="T71" style:family="text">
      <style:text-properties fo:font-style="italic" style:text-underline-style="none" officeooo:rsid="00ebe726" style:font-style-asian="italic" style:font-style-complex="italic"/>
    </style:style>
    <style:style style:name="T72" style:family="text">
      <style:text-properties fo:font-style="italic" style:text-underline-style="none" officeooo:rsid="00f3f518" style:font-style-asian="italic" style:font-style-complex="italic"/>
    </style:style>
    <style:style style:name="T73" style:family="text">
      <style:text-properties fo:font-size="40pt" officeooo:rsid="000a6551" style:font-size-asian="40pt" style:font-size-complex="40pt"/>
    </style:style>
    <style:style style:name="T74" style:family="text">
      <style:text-properties fo:font-weight="bold" style:font-weight-asian="bold" style:font-weight-complex="bold"/>
    </style:style>
    <style:style style:name="T75" style:family="text">
      <style:text-properties fo:font-weight="bold" officeooo:rsid="000efeb6" style:font-weight-asian="bold" style:font-weight-complex="bold"/>
    </style:style>
    <style:style style:name="T76" style:family="text">
      <style:text-properties fo:font-weight="bold" officeooo:rsid="000fc06c" style:font-weight-asian="bold" style:font-weight-complex="bold"/>
    </style:style>
    <style:style style:name="T77" style:family="text">
      <style:text-properties fo:font-weight="bold" officeooo:rsid="00190df0" style:font-weight-asian="bold" style:font-weight-complex="bold"/>
    </style:style>
    <style:style style:name="T78" style:family="text">
      <style:text-properties fo:font-weight="bold" officeooo:rsid="003c5055" style:font-weight-asian="bold" style:font-weight-complex="bold"/>
    </style:style>
    <style:style style:name="T79" style:family="text">
      <style:text-properties fo:font-weight="bold" officeooo:rsid="0034bc4f" style:font-weight-asian="bold" style:font-weight-complex="bold"/>
    </style:style>
    <style:style style:name="T80" style:family="text">
      <style:text-properties fo:font-weight="bold" officeooo:rsid="00e3612e" style:font-weight-asian="bold" style:font-weight-complex="bold"/>
    </style:style>
    <style:style style:name="T81" style:family="text">
      <style:text-properties fo:font-weight="bold" officeooo:rsid="010c716f" style:font-weight-asian="bold" style:font-weight-complex="bold"/>
    </style:style>
    <style:style style:name="T82" style:family="text">
      <style:text-properties style:text-underline-style="solid" style:text-underline-width="auto" style:text-underline-color="font-color" fo:font-weight="bold" officeooo:rsid="000a6551" style:font-weight-asian="bold" style:font-weight-complex="bold"/>
    </style:style>
    <style:style style:name="T83" style:family="text">
      <style:text-properties style:text-underline-style="solid" style:text-underline-width="auto" style:text-underline-color="font-color" fo:font-weight="bold" officeooo:rsid="00190df0"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11455a" style:font-weight-asian="normal" style:font-weight-complex="normal"/>
    </style:style>
    <style:style style:name="T86" style:family="text">
      <style:text-properties fo:font-weight="normal" officeooo:rsid="0034bc4f" style:font-weight-asian="normal" style:font-weight-complex="normal"/>
    </style:style>
    <style:style style:name="T87" style:family="text">
      <style:text-properties officeooo:rsid="000c6819"/>
    </style:style>
    <style:style style:name="T88" style:family="text">
      <style:text-properties officeooo:rsid="000d279d"/>
    </style:style>
    <style:style style:name="T89" style:family="text">
      <style:text-properties officeooo:rsid="000efeb6"/>
    </style:style>
    <style:style style:name="T90" style:family="text">
      <style:text-properties officeooo:rsid="000fc06c"/>
    </style:style>
    <style:style style:name="T91" style:family="text">
      <style:text-properties officeooo:rsid="0011455a"/>
    </style:style>
    <style:style style:name="T92" style:family="text">
      <style:text-properties officeooo:rsid="0012a870"/>
    </style:style>
    <style:style style:name="T93" style:family="text">
      <style:text-properties officeooo:rsid="0013b764"/>
    </style:style>
    <style:style style:name="T94" style:family="text">
      <style:text-properties fo:font-style="normal" style:font-style-asian="normal" style:font-style-complex="normal"/>
    </style:style>
    <style:style style:name="T95" style:family="text">
      <style:text-properties fo:font-style="normal" officeooo:rsid="0018cdea" style:font-style-asian="normal" style:font-style-complex="normal"/>
    </style:style>
    <style:style style:name="T96" style:family="text">
      <style:text-properties fo:font-style="normal" officeooo:rsid="00190df0" style:font-style-asian="normal" style:font-style-complex="normal"/>
    </style:style>
    <style:style style:name="T97" style:family="text">
      <style:text-properties fo:font-style="normal" officeooo:rsid="0029c431" style:font-style-asian="normal" style:font-style-complex="normal"/>
    </style:style>
    <style:style style:name="T98" style:family="text">
      <style:text-properties fo:font-style="normal" officeooo:rsid="002b59e7" style:font-style-asian="normal" style:font-style-complex="normal"/>
    </style:style>
    <style:style style:name="T99" style:family="text">
      <style:text-properties fo:font-style="normal" officeooo:rsid="002b6163" style:font-style-asian="normal" style:font-style-complex="normal"/>
    </style:style>
    <style:style style:name="T100" style:family="text">
      <style:text-properties fo:font-style="normal" officeooo:rsid="005989f9" style:font-style-asian="normal" style:font-style-complex="normal"/>
    </style:style>
    <style:style style:name="T101" style:family="text">
      <style:text-properties fo:font-style="normal" officeooo:rsid="005aafe8" style:font-style-asian="normal" style:font-style-complex="normal"/>
    </style:style>
    <style:style style:name="T102" style:family="text">
      <style:text-properties fo:font-style="normal" officeooo:rsid="005d5455" style:font-style-asian="normal" style:font-style-complex="normal"/>
    </style:style>
    <style:style style:name="T103" style:family="text">
      <style:text-properties fo:font-style="normal" officeooo:rsid="005e1bca" style:font-style-asian="normal" style:font-style-complex="normal"/>
    </style:style>
    <style:style style:name="T104" style:family="text">
      <style:text-properties fo:font-style="normal" officeooo:rsid="0089d108" style:font-style-asian="normal" style:font-style-complex="normal"/>
    </style:style>
    <style:style style:name="T105" style:family="text">
      <style:text-properties fo:font-style="normal" officeooo:rsid="008c91a8" style:font-style-asian="normal" style:font-style-complex="normal"/>
    </style:style>
    <style:style style:name="T106" style:family="text">
      <style:text-properties fo:font-style="normal" officeooo:rsid="008ce6f8" style:font-style-asian="normal" style:font-style-complex="normal"/>
    </style:style>
    <style:style style:name="T107" style:family="text">
      <style:text-properties fo:font-style="normal" officeooo:rsid="008d1645" style:font-style-asian="normal" style:font-style-complex="normal"/>
    </style:style>
    <style:style style:name="T108" style:family="text">
      <style:text-properties fo:font-style="normal" officeooo:rsid="008d49e0" style:font-style-asian="normal" style:font-style-complex="normal"/>
    </style:style>
    <style:style style:name="T109" style:family="text">
      <style:text-properties fo:font-style="normal" officeooo:rsid="008d633e" style:font-style-asian="normal" style:font-style-complex="normal"/>
    </style:style>
    <style:style style:name="T110" style:family="text">
      <style:text-properties fo:font-style="normal" officeooo:rsid="008d815f" style:font-style-asian="normal" style:font-style-complex="normal"/>
    </style:style>
    <style:style style:name="T111" style:family="text">
      <style:text-properties fo:font-style="normal" officeooo:rsid="008e111e" style:font-style-asian="normal" style:font-style-complex="normal"/>
    </style:style>
    <style:style style:name="T112" style:family="text">
      <style:text-properties fo:font-style="normal" officeooo:rsid="008f61af" style:font-style-asian="normal" style:font-style-complex="normal"/>
    </style:style>
    <style:style style:name="T113" style:family="text">
      <style:text-properties fo:font-style="normal" officeooo:rsid="00917ac7" style:font-style-asian="normal" style:font-style-complex="normal"/>
    </style:style>
    <style:style style:name="T114" style:family="text">
      <style:text-properties fo:font-style="normal" officeooo:rsid="00917c62" style:font-style-asian="normal" style:font-style-complex="normal"/>
    </style:style>
    <style:style style:name="T115" style:family="text">
      <style:text-properties fo:font-style="normal" officeooo:rsid="0094fa0f" style:font-style-asian="normal" style:font-style-complex="normal"/>
    </style:style>
    <style:style style:name="T116" style:family="text">
      <style:text-properties fo:font-style="normal" officeooo:rsid="0096e400" style:font-style-asian="normal" style:font-style-complex="normal"/>
    </style:style>
    <style:style style:name="T117" style:family="text">
      <style:text-properties fo:font-style="normal" officeooo:rsid="0097d07c" style:font-style-asian="normal" style:font-style-complex="normal"/>
    </style:style>
    <style:style style:name="T118" style:family="text">
      <style:text-properties fo:font-style="normal" officeooo:rsid="00986263" style:font-style-asian="normal" style:font-style-complex="normal"/>
    </style:style>
    <style:style style:name="T119" style:family="text">
      <style:text-properties fo:font-style="normal" officeooo:rsid="009add0c" style:font-style-asian="normal" style:font-style-complex="normal"/>
    </style:style>
    <style:style style:name="T120" style:family="text">
      <style:text-properties fo:font-style="normal" officeooo:rsid="009d7573" style:font-style-asian="normal" style:font-style-complex="normal"/>
    </style:style>
    <style:style style:name="T121" style:family="text">
      <style:text-properties fo:font-style="normal" officeooo:rsid="00a2135e" style:font-style-asian="normal" style:font-style-complex="normal"/>
    </style:style>
    <style:style style:name="T122" style:family="text">
      <style:text-properties fo:font-style="normal" officeooo:rsid="00af324e" style:font-style-asian="normal" style:font-style-complex="normal"/>
    </style:style>
    <style:style style:name="T123" style:family="text">
      <style:text-properties fo:font-style="normal" officeooo:rsid="00b118ee" style:font-style-asian="normal" style:font-style-complex="normal"/>
    </style:style>
    <style:style style:name="T124" style:family="text">
      <style:text-properties fo:font-style="normal" officeooo:rsid="00b27560" style:font-style-asian="normal" style:font-style-complex="normal"/>
    </style:style>
    <style:style style:name="T125" style:family="text">
      <style:text-properties fo:font-style="normal" officeooo:rsid="00b453a4" style:font-style-asian="normal" style:font-style-complex="normal"/>
    </style:style>
    <style:style style:name="T126" style:family="text">
      <style:text-properties fo:font-style="normal" officeooo:rsid="00b6117c" style:font-style-asian="normal" style:font-style-complex="normal"/>
    </style:style>
    <style:style style:name="T127" style:family="text">
      <style:text-properties fo:font-style="normal" officeooo:rsid="00b62e9b" style:font-style-asian="normal" style:font-style-complex="normal"/>
    </style:style>
    <style:style style:name="T128" style:family="text">
      <style:text-properties fo:font-style="normal" officeooo:rsid="00b9feb1" style:font-style-asian="normal" style:font-style-complex="normal"/>
    </style:style>
    <style:style style:name="T129" style:family="text">
      <style:text-properties fo:font-style="normal" officeooo:rsid="00ba82ac" style:font-style-asian="normal" style:font-style-complex="normal"/>
    </style:style>
    <style:style style:name="T130" style:family="text">
      <style:text-properties fo:font-style="normal" officeooo:rsid="00bc0048" style:font-style-asian="normal" style:font-style-complex="normal"/>
    </style:style>
    <style:style style:name="T131" style:family="text">
      <style:text-properties fo:font-style="normal" officeooo:rsid="00e06e8f" style:font-style-asian="normal" style:font-style-complex="normal"/>
    </style:style>
    <style:style style:name="T132" style:family="text">
      <style:text-properties fo:font-style="normal" officeooo:rsid="00e2248f" style:font-style-asian="normal" style:font-style-complex="normal"/>
    </style:style>
    <style:style style:name="T133" style:family="text">
      <style:text-properties fo:font-style="normal" officeooo:rsid="00e5dd0a" style:font-style-asian="normal" style:font-style-complex="normal"/>
    </style:style>
    <style:style style:name="T134" style:family="text">
      <style:text-properties fo:font-style="normal" officeooo:rsid="00e74083" style:font-style-asian="normal" style:font-style-complex="normal"/>
    </style:style>
    <style:style style:name="T135" style:family="text">
      <style:text-properties fo:font-style="normal" officeooo:rsid="00ea7bf7" style:font-style-asian="normal" style:font-style-complex="normal"/>
    </style:style>
    <style:style style:name="T136" style:family="text">
      <style:text-properties fo:font-style="normal" officeooo:rsid="00ebe726" style:font-style-asian="normal" style:font-style-complex="normal"/>
    </style:style>
    <style:style style:name="T137" style:family="text">
      <style:text-properties fo:font-style="normal" officeooo:rsid="00ed8a22" style:font-style-asian="normal" style:font-style-complex="normal"/>
    </style:style>
    <style:style style:name="T138" style:family="text">
      <style:text-properties fo:font-style="normal" officeooo:rsid="00edd850" style:font-style-asian="normal" style:font-style-complex="normal"/>
    </style:style>
    <style:style style:name="T139" style:family="text">
      <style:text-properties fo:font-style="normal" officeooo:rsid="00efcaff" style:font-style-asian="normal" style:font-style-complex="normal"/>
    </style:style>
    <style:style style:name="T140" style:family="text">
      <style:text-properties fo:font-style="normal" officeooo:rsid="00f24325" style:font-style-asian="normal" style:font-style-complex="normal"/>
    </style:style>
    <style:style style:name="T141" style:family="text">
      <style:text-properties fo:font-style="normal" officeooo:rsid="00f3f518" style:font-style-asian="normal" style:font-style-complex="normal"/>
    </style:style>
    <style:style style:name="T142" style:family="text">
      <style:text-properties fo:font-style="normal" officeooo:rsid="00f5d669" style:font-style-asian="normal" style:font-style-complex="normal"/>
    </style:style>
    <style:style style:name="T143" style:family="text">
      <style:text-properties fo:font-style="normal" officeooo:rsid="00f68711" style:font-style-asian="normal" style:font-style-complex="normal"/>
    </style:style>
    <style:style style:name="T144" style:family="text">
      <style:text-properties fo:font-style="normal" officeooo:rsid="00f7587f" style:font-style-asian="normal" style:font-style-complex="normal"/>
    </style:style>
    <style:style style:name="T145" style:family="text">
      <style:text-properties fo:font-style="normal" officeooo:rsid="01031d70" style:font-style-asian="normal" style:font-style-complex="normal"/>
    </style:style>
    <style:style style:name="T146" style:family="text">
      <style:text-properties fo:font-style="normal" officeooo:rsid="0108b231" style:font-style-asian="normal" style:font-style-complex="normal"/>
    </style:style>
    <style:style style:name="T147" style:family="text">
      <style:text-properties fo:font-style="normal" officeooo:rsid="010ad577" style:font-style-asian="normal" style:font-style-complex="normal"/>
    </style:style>
    <style:style style:name="T148" style:family="text">
      <style:text-properties fo:font-style="normal" officeooo:rsid="010cd3e7" style:font-style-asian="normal" style:font-style-complex="normal"/>
    </style:style>
    <style:style style:name="T149" style:family="text">
      <style:text-properties fo:font-style="normal" officeooo:rsid="010e8ba0" style:font-style-asian="normal" style:font-style-complex="normal"/>
    </style:style>
    <style:style style:name="T150" style:family="text">
      <style:text-properties fo:font-style="normal" officeooo:rsid="01103039" style:font-style-asian="normal" style:font-style-complex="normal"/>
    </style:style>
    <style:style style:name="T151" style:family="text">
      <style:text-properties fo:font-style="normal" officeooo:rsid="011447c1" style:font-style-asian="normal" style:font-style-complex="normal"/>
    </style:style>
    <style:style style:name="T152" style:family="text">
      <style:text-properties fo:font-style="normal" officeooo:rsid="0115ec4e" style:font-style-asian="normal" style:font-style-complex="normal"/>
    </style:style>
    <style:style style:name="T153" style:family="text">
      <style:text-properties fo:font-style="normal" officeooo:rsid="0116cacd" style:font-style-asian="normal" style:font-style-complex="normal"/>
    </style:style>
    <style:style style:name="T154" style:family="text">
      <style:text-properties fo:font-style="normal" officeooo:rsid="0116f9c9" style:font-style-asian="normal" style:font-style-complex="normal"/>
    </style:style>
    <style:style style:name="T155" style:family="text">
      <style:text-properties fo:font-style="normal" officeooo:rsid="0117d02f" style:font-style-asian="normal" style:font-style-complex="normal"/>
    </style:style>
    <style:style style:name="T156" style:family="text">
      <style:text-properties fo:font-style="normal" officeooo:rsid="011cd9bf"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2b6163" style:font-style-asian="normal" style:font-weight-asian="normal" style:font-style-complex="normal" style:font-weight-complex="normal"/>
    </style:style>
    <style:style style:name="T159" style:family="text">
      <style:text-properties fo:font-style="normal" fo:font-weight="normal" officeooo:rsid="00304a04" style:font-style-asian="normal" style:font-weight-asian="normal" style:font-style-complex="normal" style:font-weight-complex="normal"/>
    </style:style>
    <style:style style:name="T160" style:family="text">
      <style:text-properties fo:font-style="normal" fo:font-weight="normal" officeooo:rsid="003baf82" style:font-style-asian="normal" style:font-weight-asian="normal" style:font-style-complex="normal" style:font-weight-complex="normal"/>
    </style:style>
    <style:style style:name="T161" style:family="text">
      <style:text-properties fo:font-style="normal" fo:font-weight="normal" officeooo:rsid="003cedc2" style:font-style-asian="normal" style:font-weight-asian="normal" style:font-style-complex="normal" style:font-weight-complex="normal"/>
    </style:style>
    <style:style style:name="T162" style:family="text">
      <style:text-properties fo:font-style="normal" fo:font-weight="normal" officeooo:rsid="003f5cf2" style:font-style-asian="normal" style:font-weight-asian="normal" style:font-style-complex="normal" style:font-weight-complex="normal"/>
    </style:style>
    <style:style style:name="T163" style:family="text">
      <style:text-properties fo:font-style="normal" fo:font-weight="normal" officeooo:rsid="004054c6" style:font-style-asian="normal" style:font-weight-asian="normal" style:font-style-complex="normal" style:font-weight-complex="normal"/>
    </style:style>
    <style:style style:name="T164" style:family="text">
      <style:text-properties fo:font-style="normal" fo:font-weight="normal" officeooo:rsid="005d5455" style:font-style-asian="normal" style:font-weight-asian="normal" style:font-style-complex="normal" style:font-weight-complex="normal"/>
    </style:style>
    <style:style style:name="T165" style:family="text">
      <style:text-properties fo:font-style="normal" fo:font-weight="normal" officeooo:rsid="0067b482" style:font-style-asian="normal" style:font-weight-asian="normal" style:font-style-complex="normal" style:font-weight-complex="normal"/>
    </style:style>
    <style:style style:name="T166" style:family="text">
      <style:text-properties fo:font-style="normal" fo:font-weight="normal" officeooo:rsid="0068e667" style:font-style-asian="normal" style:font-weight-asian="normal" style:font-style-complex="normal" style:font-weight-complex="normal"/>
    </style:style>
    <style:style style:name="T167" style:family="text">
      <style:text-properties fo:font-style="normal" fo:font-weight="normal" officeooo:rsid="0071b9b8" style:font-style-asian="normal" style:font-weight-asian="normal" style:font-style-complex="normal" style:font-weight-complex="normal"/>
    </style:style>
    <style:style style:name="T168" style:family="text">
      <style:text-properties fo:font-style="normal" fo:font-weight="normal" officeooo:rsid="0073b287" style:font-style-asian="normal" style:font-weight-asian="normal" style:font-style-complex="normal" style:font-weight-complex="normal"/>
    </style:style>
    <style:style style:name="T169" style:family="text">
      <style:text-properties fo:font-style="normal" fo:font-weight="normal" officeooo:rsid="0074ae37" style:font-style-asian="normal" style:font-weight-asian="normal" style:font-style-complex="normal" style:font-weight-complex="normal"/>
    </style:style>
    <style:style style:name="T170" style:family="text">
      <style:text-properties fo:font-style="normal" fo:font-weight="normal" officeooo:rsid="0074d0bd" style:font-style-asian="normal" style:font-weight-asian="normal" style:font-style-complex="normal" style:font-weight-complex="normal"/>
    </style:style>
    <style:style style:name="T171" style:family="text">
      <style:text-properties fo:font-style="normal" fo:font-weight="normal" officeooo:rsid="00754f35" style:font-style-asian="normal" style:font-weight-asian="normal" style:font-style-complex="normal" style:font-weight-complex="normal"/>
    </style:style>
    <style:style style:name="T172" style:family="text">
      <style:text-properties fo:font-style="normal" fo:font-weight="normal" officeooo:rsid="007704fd" style:font-style-asian="normal" style:font-weight-asian="normal" style:font-style-complex="normal" style:font-weight-complex="normal"/>
    </style:style>
    <style:style style:name="T173" style:family="text">
      <style:text-properties fo:font-style="normal" fo:font-weight="normal" officeooo:rsid="0078736f" style:font-style-asian="normal" style:font-weight-asian="normal" style:font-style-complex="normal" style:font-weight-complex="normal"/>
    </style:style>
    <style:style style:name="T174" style:family="text">
      <style:text-properties fo:font-style="normal" fo:font-weight="normal" officeooo:rsid="007b2fb9" style:font-style-asian="normal" style:font-weight-asian="normal" style:font-style-complex="normal" style:font-weight-complex="normal"/>
    </style:style>
    <style:style style:name="T175" style:family="text">
      <style:text-properties fo:font-style="normal" fo:font-weight="normal" officeooo:rsid="007c38c4" style:font-style-asian="normal" style:font-weight-asian="normal" style:font-style-complex="normal" style:font-weight-complex="normal"/>
    </style:style>
    <style:style style:name="T176" style:family="text">
      <style:text-properties fo:font-style="normal" fo:font-weight="normal" officeooo:rsid="007d141b" style:font-style-asian="normal" style:font-weight-asian="normal" style:font-style-complex="normal" style:font-weight-complex="normal"/>
    </style:style>
    <style:style style:name="T177" style:family="text">
      <style:text-properties fo:font-style="normal" fo:font-weight="normal" officeooo:rsid="007e4de3" style:font-style-asian="normal" style:font-weight-asian="normal" style:font-style-complex="normal" style:font-weight-complex="normal"/>
    </style:style>
    <style:style style:name="T178" style:family="text">
      <style:text-properties fo:font-style="normal" fo:font-weight="normal" officeooo:rsid="0081ea49" style:font-style-asian="normal" style:font-weight-asian="normal" style:font-style-complex="normal" style:font-weight-complex="normal"/>
    </style:style>
    <style:style style:name="T179" style:family="text">
      <style:text-properties fo:font-style="normal" fo:font-weight="normal" officeooo:rsid="00aa6fad" style:font-style-asian="normal" style:font-weight-asian="normal" style:font-style-complex="normal" style:font-weight-complex="normal"/>
    </style:style>
    <style:style style:name="T180" style:family="text">
      <style:text-properties fo:font-style="normal" fo:font-weight="normal" officeooo:rsid="00da4c7d" style:font-style-asian="normal" style:font-weight-asian="normal" style:font-style-complex="normal" style:font-weight-complex="normal"/>
    </style:style>
    <style:style style:name="T181" style:family="text">
      <style:text-properties fo:font-style="normal" fo:font-weight="normal" officeooo:rsid="00dc44be" style:font-style-asian="normal" style:font-weight-asian="normal" style:font-style-complex="normal" style:font-weight-complex="normal"/>
    </style:style>
    <style:style style:name="T182" style:family="text">
      <style:text-properties fo:font-style="normal" fo:font-weight="normal" officeooo:rsid="00e74083" style:font-style-asian="normal" style:font-weight-asian="normal" style:font-style-complex="normal" style:font-weight-complex="normal"/>
    </style:style>
    <style:style style:name="T183" style:family="text">
      <style:text-properties fo:font-style="normal" fo:font-weight="normal" officeooo:rsid="00edd850" style:font-style-asian="normal" style:font-weight-asian="normal" style:font-style-complex="normal" style:font-weight-complex="normal"/>
    </style:style>
    <style:style style:name="T184" style:family="text">
      <style:text-properties fo:font-style="normal" fo:font-weight="normal" officeooo:rsid="00f5d669" style:font-style-asian="normal" style:font-weight-asian="normal" style:font-style-complex="normal" style:font-weight-complex="normal"/>
    </style:style>
    <style:style style:name="T185" style:family="text">
      <style:text-properties fo:font-style="normal" fo:font-weight="normal" officeooo:rsid="00bc0048" style:font-style-asian="normal" style:font-weight-asian="normal" style:font-style-complex="normal" style:font-weight-complex="normal"/>
    </style:style>
    <style:style style:name="T186" style:family="text">
      <style:text-properties fo:font-style="normal" fo:font-weight="normal" officeooo:rsid="00f7587f" style:font-style-asian="normal" style:font-weight-asian="normal" style:font-style-complex="normal" style:font-weight-complex="normal"/>
    </style:style>
    <style:style style:name="T187" style:family="text">
      <style:text-properties fo:font-style="normal" fo:font-weight="normal" officeooo:rsid="00feb333" style:font-style-asian="normal" style:font-weight-asian="normal" style:font-style-complex="normal" style:font-weight-complex="normal"/>
    </style:style>
    <style:style style:name="T188" style:family="text">
      <style:text-properties fo:font-style="normal" fo:font-weight="normal" officeooo:rsid="00ffb647" style:font-style-asian="normal" style:font-weight-asian="normal" style:font-style-complex="normal" style:font-weight-complex="normal"/>
    </style:style>
    <style:style style:name="T189" style:family="text">
      <style:text-properties fo:font-style="normal" fo:font-weight="normal" officeooo:rsid="01001295" style:font-style-asian="normal" style:font-weight-asian="normal" style:font-style-complex="normal" style:font-weight-complex="normal"/>
    </style:style>
    <style:style style:name="T190" style:family="text">
      <style:text-properties fo:font-style="normal" fo:font-weight="normal" officeooo:rsid="0108b231" style:font-style-asian="normal" style:font-weight-asian="normal" style:font-style-complex="normal" style:font-weight-complex="normal"/>
    </style:style>
    <style:style style:name="T191" style:family="text">
      <style:text-properties fo:font-style="normal" fo:font-weight="normal" officeooo:rsid="010e8ba0" style:font-style-asian="normal" style:font-weight-asian="normal" style:font-style-complex="normal" style:font-weight-complex="normal"/>
    </style:style>
    <style:style style:name="T192" style:family="text">
      <style:text-properties fo:font-style="normal" fo:font-weight="normal" officeooo:rsid="010f7252" style:font-style-asian="normal" style:font-weight-asian="normal" style:font-style-complex="normal" style:font-weight-complex="normal"/>
    </style:style>
    <style:style style:name="T193" style:family="text">
      <style:text-properties fo:font-style="normal" fo:font-weight="normal" officeooo:rsid="0110ac1d" style:font-style-asian="normal" style:font-weight-asian="normal" style:font-style-complex="normal" style:font-weight-complex="normal"/>
    </style:style>
    <style:style style:name="T194" style:family="text">
      <style:text-properties fo:font-style="normal" fo:font-weight="normal" officeooo:rsid="00f68711" style:font-style-asian="normal" style:font-weight-asian="normal" style:font-style-complex="normal" style:font-weight-complex="normal"/>
    </style:style>
    <style:style style:name="T195" style:family="text">
      <style:text-properties fo:font-style="normal" style:text-underline-style="none" fo:font-weight="normal" officeooo:rsid="000a6551" style:font-style-asian="normal" style:font-weight-asian="normal" style:font-style-complex="normal" style:font-weight-complex="normal"/>
    </style:style>
    <style:style style:name="T196" style:family="text">
      <style:text-properties fo:font-style="normal" style:text-underline-style="none" officeooo:rsid="00b118ee" style:font-style-asian="normal" style:font-style-complex="normal"/>
    </style:style>
    <style:style style:name="T197" style:family="text">
      <style:text-properties fo:font-style="normal" fo:font-weight="bold" officeooo:rsid="003cedc2" style:font-style-asian="normal" style:font-weight-asian="bold" style:font-style-complex="normal" style:font-weight-complex="bold"/>
    </style:style>
    <style:style style:name="T198" style:family="text">
      <style:text-properties fo:font-style="normal" fo:font-weight="bold" officeooo:rsid="00edd850" style:font-style-asian="normal" style:font-weight-asian="bold" style:font-style-complex="normal" style:font-weight-complex="bold"/>
    </style:style>
    <style:style style:name="T199" style:family="text">
      <style:text-properties fo:font-style="normal" fo:font-weight="bold" officeooo:rsid="00f68711" style:font-style-asian="normal" style:font-weight-asian="bold" style:font-style-complex="normal" style:font-weight-complex="bold"/>
    </style:style>
    <style:style style:name="T200" style:family="text">
      <style:text-properties fo:font-style="normal" fo:font-weight="bold" officeooo:rsid="00ed8a22" style:font-style-asian="normal" style:font-weight-asian="bold" style:font-style-complex="normal" style:font-weight-complex="bold"/>
    </style:style>
    <style:style style:name="T201" style:family="text">
      <style:text-properties fo:font-style="normal" fo:font-weight="bold" officeooo:rsid="00ea7bf7" style:font-style-asian="normal" style:font-weight-asian="bold" style:font-style-complex="normal" style:font-weight-complex="bold"/>
    </style:style>
    <style:style style:name="T202" style:family="text">
      <style:text-properties fo:font-style="normal" fo:font-weight="bold" officeooo:rsid="00efcaff" style:font-style-asian="normal" style:font-weight-asian="bold" style:font-style-complex="normal" style:font-weight-complex="bold"/>
    </style:style>
    <style:style style:name="T203" style:family="text">
      <style:text-properties fo:font-style="normal" style:text-underline-style="solid" style:text-underline-width="auto" style:text-underline-color="font-color" fo:font-weight="normal" officeooo:rsid="005d5455" style:font-style-asian="normal" style:font-weight-asian="normal" style:font-style-complex="normal" style:font-weight-complex="normal"/>
    </style:style>
    <style:style style:name="T204" style:family="text">
      <style:text-properties fo:font-style="normal" style:text-underline-style="solid" style:text-underline-width="auto" style:text-underline-color="font-color" officeooo:rsid="00b118ee" style:font-style-asian="normal" style:font-style-complex="normal"/>
    </style:style>
    <style:style style:name="T205" style:family="text">
      <style:text-properties officeooo:rsid="0018cdea"/>
    </style:style>
    <style:style style:name="T206" style:family="text">
      <style:text-properties officeooo:rsid="00190df0"/>
    </style:style>
    <style:style style:name="T207" style:family="text">
      <style:text-properties officeooo:rsid="001cbc6e"/>
    </style:style>
    <style:style style:name="T208" style:family="text">
      <style:text-properties officeooo:rsid="0022878e"/>
    </style:style>
    <style:style style:name="T209" style:family="text">
      <style:text-properties officeooo:rsid="0025713b"/>
    </style:style>
    <style:style style:name="T210" style:family="text">
      <style:text-properties officeooo:rsid="00280495"/>
    </style:style>
    <style:style style:name="T211" style:family="text">
      <style:text-properties officeooo:rsid="00289aa7"/>
    </style:style>
    <style:style style:name="T212" style:family="text">
      <style:text-properties officeooo:rsid="00295c2e"/>
    </style:style>
    <style:style style:name="T213" style:family="text">
      <style:text-properties officeooo:rsid="00304a04"/>
    </style:style>
    <style:style style:name="T214" style:family="text">
      <style:text-properties officeooo:rsid="003baf82"/>
    </style:style>
    <style:style style:name="T215" style:family="text">
      <style:text-properties officeooo:rsid="003c5055"/>
    </style:style>
    <style:style style:name="T216" style:family="text">
      <style:text-properties officeooo:rsid="003cedc2"/>
    </style:style>
    <style:style style:name="T217" style:family="text">
      <style:text-properties officeooo:rsid="003db748"/>
    </style:style>
    <style:style style:name="T218" style:family="text">
      <style:text-properties officeooo:rsid="00428919"/>
    </style:style>
    <style:style style:name="T219" style:family="text">
      <style:text-properties officeooo:rsid="004626a8"/>
    </style:style>
    <style:style style:name="T220" style:family="text">
      <style:text-properties officeooo:rsid="00540843"/>
    </style:style>
    <style:style style:name="T221" style:family="text">
      <style:text-properties officeooo:rsid="0054dbaa"/>
    </style:style>
    <style:style style:name="T222" style:family="text">
      <style:text-properties officeooo:rsid="00570288"/>
    </style:style>
    <style:style style:name="T223" style:family="text">
      <style:text-properties officeooo:rsid="005989f9"/>
    </style:style>
    <style:style style:name="T224" style:family="text">
      <style:text-properties officeooo:rsid="005c77d9"/>
    </style:style>
    <style:style style:name="T225" style:family="text">
      <style:text-properties officeooo:rsid="00653075"/>
    </style:style>
    <style:style style:name="T226" style:family="text">
      <style:text-properties officeooo:rsid="006e6f99"/>
    </style:style>
    <style:style style:name="T227" style:family="text">
      <style:text-properties officeooo:rsid="00800b4a"/>
    </style:style>
    <style:style style:name="T228" style:family="text">
      <style:text-properties officeooo:rsid="008371d9"/>
    </style:style>
    <style:style style:name="T229" style:family="text">
      <style:text-properties officeooo:rsid="00857c25"/>
    </style:style>
    <style:style style:name="T230" style:family="text">
      <style:text-properties officeooo:rsid="009d7573"/>
    </style:style>
    <style:style style:name="T231" style:family="text">
      <style:text-properties officeooo:rsid="00a063b5"/>
    </style:style>
    <style:style style:name="T232" style:family="text">
      <style:text-properties officeooo:rsid="00a486e9"/>
    </style:style>
    <style:style style:name="T233" style:family="text">
      <style:text-properties officeooo:rsid="00a62c04"/>
    </style:style>
    <style:style style:name="T234" style:family="text">
      <style:text-properties officeooo:rsid="00a668d6"/>
    </style:style>
    <style:style style:name="T235" style:family="text">
      <style:text-properties officeooo:rsid="00b62e9b"/>
    </style:style>
    <style:style style:name="T236" style:family="text">
      <style:text-properties officeooo:rsid="00bc0048"/>
    </style:style>
    <style:style style:name="T237" style:family="text">
      <style:text-properties officeooo:rsid="00c125c3"/>
    </style:style>
    <style:style style:name="T238" style:family="text">
      <style:text-properties officeooo:rsid="00c6d5bf"/>
    </style:style>
    <style:style style:name="T239" style:family="text">
      <style:text-properties officeooo:rsid="00c7a4ed"/>
    </style:style>
    <style:style style:name="T240" style:family="text">
      <style:text-properties officeooo:rsid="00c95d90"/>
    </style:style>
    <style:style style:name="T241" style:family="text">
      <style:text-properties officeooo:rsid="00cb5f0c"/>
    </style:style>
    <style:style style:name="T242" style:family="text">
      <style:text-properties officeooo:rsid="00cd0cc4"/>
    </style:style>
    <style:style style:name="T243" style:family="text">
      <style:text-properties officeooo:rsid="00cdb5b8"/>
    </style:style>
    <style:style style:name="T244" style:family="text">
      <style:text-properties officeooo:rsid="0016e613"/>
    </style:style>
    <style:style style:name="T245" style:family="text">
      <style:text-properties officeooo:rsid="00d897b6"/>
    </style:style>
    <style:style style:name="T246" style:family="text">
      <style:text-properties officeooo:rsid="00da4c7d"/>
    </style:style>
    <style:style style:name="T247" style:family="text">
      <style:text-properties officeooo:rsid="00e06e8f"/>
    </style:style>
    <style:style style:name="T248" style:family="text">
      <style:text-properties officeooo:rsid="00e3612e"/>
    </style:style>
    <style:style style:name="T249" style:family="text">
      <style:text-properties officeooo:rsid="00e3836d"/>
    </style:style>
    <style:style style:name="T250" style:family="text">
      <style:text-properties officeooo:rsid="00e5dd0a"/>
    </style:style>
    <style:style style:name="T251" style:family="text">
      <style:text-properties officeooo:rsid="00ea7bf7"/>
    </style:style>
    <style:style style:name="T252" style:family="text">
      <style:text-properties officeooo:rsid="00ebe726"/>
    </style:style>
    <style:style style:name="T253" style:family="text">
      <style:text-properties officeooo:rsid="00efcaff"/>
    </style:style>
    <style:style style:name="T254" style:family="text">
      <style:text-properties officeooo:rsid="00f68711"/>
    </style:style>
    <style:style style:name="T255" style:family="text">
      <style:text-properties officeooo:rsid="00f7587f"/>
    </style:style>
    <style:style style:name="T256" style:family="text">
      <style:text-properties officeooo:rsid="00f791e7"/>
    </style:style>
    <style:style style:name="T257" style:family="text">
      <style:text-properties officeooo:rsid="010282fa"/>
    </style:style>
    <style:style style:name="T258" style:family="text">
      <style:text-properties officeooo:rsid="0102df76"/>
    </style:style>
    <style:style style:name="T259" style:family="text">
      <style:text-properties officeooo:rsid="01031d70"/>
    </style:style>
    <style:style style:name="T260" style:family="text">
      <style:text-properties officeooo:rsid="0104880a"/>
    </style:style>
    <style:style style:name="T261" style:family="text">
      <style:text-properties officeooo:rsid="010902ee"/>
    </style:style>
    <style:style style:name="T262" style:family="text">
      <style:text-properties officeooo:rsid="010ad577"/>
    </style:style>
    <style:style style:name="T263" style:family="text">
      <style:text-properties officeooo:rsid="010c716f"/>
    </style:style>
    <style:style style:name="T264" style:family="text">
      <style:text-properties officeooo:rsid="011fa1e4"/>
    </style:style>
    <style:style style:name="T265" style:family="text">
      <style:text-properties officeooo:rsid="0120ac38"/>
    </style:style>
    <style:style style:name="T266" style:family="text">
      <style:text-properties officeooo:rsid="0122db3d"/>
    </style:style>
    <style:style style:name="T267" style:family="text">
      <style:text-properties officeooo:rsid="012494e9"/>
    </style:style>
    <style:style style:name="T268" style:family="text">
      <style:text-properties officeooo:rsid="0125d1c6"/>
    </style:style>
    <style:style style:name="T269" style:family="text">
      <style:text-properties officeooo:rsid="0126c018"/>
    </style:style>
    <style:style style:name="T270" style:family="text">
      <style:text-properties officeooo:rsid="0127cc0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9"/>
      <text:p text:style-name="P9"/>
      <text:p text:style-name="P9"/>
      <text:p text:style-name="P9"/>
      <text:p text:style-name="P9"/>
      <text:p text:style-name="P9"/>
      <text:p text:style-name="P15"><text:span text:style-name="Book_20_Title"><text:span text:style-name="T73">rdc</text:span></text:span></text:p>
      <text:p text:style-name="Book_20_Subtitle"><text:line-break/><text:span text:style-name="T2">[R]apid <text:s/>[D]evelopment <text:s/>[C]ompiler</text:span></text:p>
      <text:p text:style-name="P9"/>
      <text:p text:style-name="P10">by</text:p>
      <text:p text:style-name="P17">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Copyright"><text:span text:style-name="T2">Public Benefit License</text:span> <text:span text:style-name="T2">2015</text:span> by <text:span text:style-name="T208">Liberty Software Foundation<text:line-break/><text:line-break/></text:span><text:a xlink:type="simple" xlink:href="http://www.libsf.org/licenses" text:style-name="Internet_20_link" text:visited-style-name="Visited_20_Internet_20_Link"><text:span text:style-name="T208">http://www.libsf.org/licenses</text:span></text:a><text:span text:style-name="T208"><text:line-break/></text:span></text:p>
      <text:p text:style-name="Copyright"><text:span text:style-name="T2">This document is released into the Public Domain … </text:span><text:span text:style-name="T195">with a caveat</text:span><text:span text:style-name="T2">:<text:line-break/></text:span></text:p>
      <text:p text:style-name="P18"><text:span text:style-name="T208">S</text:span>elf-accountability to God that you keep the content</text:p>
      <text:p text:style-name="P18">open so that others will receive from you <text:span text:style-name="T208">in </text:span>the</text:p>
      <text:p text:style-name="P18"><text:span text:style-name="T208">s</text:span>ame <text:span text:style-name="T208">manner </text:span>that you received from us.</text:p>
      <text:p text:style-name="Copyright"><text:line-break/>First Edition: <text:span text:style-name="T82">Oct.13.2015</text:span></text:p>
      <text:p text:style-name="Copyright">Printed in the United States of America</text:p>
      <text:p text:style-name="Copyright">ISBN: <text:s/><text:span text:style-name="T82">No ISBN for This Document</text:span></text:p>
      <text:p text:style-name="Copyright"/>
      <text:p text:style-name="P75"/>
      <text:p text:style-name="Chapter_20_Title"><text:bookmark-start text:name="__RefHeading__21_1056490440"/>Table of Contents<text:bookmark-end text:name="__RefHeading__21_1056490440"/></text:p>
      <text:p text:style-name="P8"/>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21"><text:a xlink:type="simple" xlink:href="#__RefHeading__21_1056490440" text:style-name="Index_20_Link" text:visited-style-name="Index_20_Link">Table of Contents<text:tab/>iii</text:a></text:p>
          <text:p text:style-name="P121"><text:a xlink:type="simple" xlink:href="#__RefHeading___Toc393885066" text:style-name="Index_20_Link" text:visited-style-name="Index_20_Link">Preface<text:tab/>v</text:a></text:p>
          <text:p text:style-name="P122"><text:a xlink:type="simple" xlink:href="#__RefHeading__191_1056490440" text:style-name="Index_20_Link" text:visited-style-name="Index_20_Link">Overall design<text:tab/>v</text:a></text:p>
          <text:p text:style-name="P122"><text:a xlink:type="simple" xlink:href="#__RefHeading__193_1056490440" text:style-name="Index_20_Link" text:visited-style-name="Index_20_Link">Sourcelight<text:tab/>vi</text:a></text:p>
          <text:p text:style-name="P122"><text:a xlink:type="simple" xlink:href="#__RefHeading__195_1056490440" text:style-name="Index_20_Link" text:visited-style-name="Index_20_Link">Front-end<text:tab/>vi</text:a></text:p>
          <text:p text:style-name="P122"><text:a xlink:type="simple" xlink:href="#__RefHeading__197_1056490440" text:style-name="Index_20_Link" text:visited-style-name="Index_20_Link">Compiler<text:tab/>vi</text:a></text:p>
          <text:p text:style-name="P122"><text:a xlink:type="simple" xlink:href="#__RefHeading__727_1056490440" text:style-name="Index_20_Link" text:visited-style-name="Index_20_Link">Generator<text:tab/>vi</text:a></text:p>
          <text:p text:style-name="P122"><text:a xlink:type="simple" xlink:href="#__RefHeading__201_1056490440" text:style-name="Index_20_Link" text:visited-style-name="Index_20_Link">assembler<text:tab/>vii</text:a></text:p>
          <text:p text:style-name="P122"><text:a xlink:type="simple" xlink:href="#__RefHeading__729_1056490440" text:style-name="Index_20_Link" text:visited-style-name="Index_20_Link">Linker<text:tab/>vii</text:a></text:p>
          <text:p text:style-name="P122"><text:a xlink:type="simple" xlink:href="#__RefHeading__205_1056490440" text:style-name="Index_20_Link" text:visited-style-name="Index_20_Link">LiveCode<text:tab/>i</text:a></text:p>
          <text:p text:style-name="P121"><text:a xlink:type="simple" xlink:href="#__RefHeading___Toc393885067" text:style-name="Index_20_Link" text:visited-style-name="Index_20_Link">Philosophy<text:tab/>iii</text:a></text:p>
          <text:p text:style-name="P122"><text:a xlink:type="simple" xlink:href="#__RefHeading__2755_118560278" text:style-name="Index_20_Link" text:visited-style-name="Index_20_Link">LibSF<text:tab/>iii</text:a></text:p>
          <text:p text:style-name="P122"><text:a xlink:type="simple" xlink:href="#__RefHeading__2737_118560278" text:style-name="Index_20_Link" text:visited-style-name="Index_20_Link">CAlive<text:tab/>v</text:a></text:p>
          <text:p text:style-name="P121"><text:a xlink:type="simple" xlink:href="#__RefHeading___Toc393885068" text:style-name="Index_20_Link" text:visited-style-name="Index_20_Link">CAlive<text:tab/>1</text:a></text:p>
          <text:p text:style-name="P122"><text:a xlink:type="simple" xlink:href="#__RefHeading___Toc393885069" text:style-name="Index_20_Link" text:visited-style-name="Index_20_Link">CAlive<text:tab/>1</text:a></text:p>
          <text:p text:style-name="P123"><text:a xlink:type="simple" xlink:href="#__RefHeading__2006_118560278" text:style-name="Index_20_Link" text:visited-style-name="Index_20_Link">C and C++ developers<text:tab/>2</text:a></text:p>
          <text:p text:style-name="P122"><text:a xlink:type="simple" xlink:href="#__RefHeading__2739_118560278" text:style-name="Index_20_Link" text:visited-style-name="Index_20_Link">Engage, Unengage, and Binary<text:tab/>2</text:a></text:p>
          <text:p text:style-name="P122"><text:a xlink:type="simple" xlink:href="#__RefHeading__2741_118560278" text:style-name="Index_20_Link" text:visited-style-name="Index_20_Link">LiveCode ABI<text:tab/>2</text:a></text:p>
          <text:p text:style-name="P122"><text:a xlink:type="simple" xlink:href="#__RefHeading__2660_343834233" text:style-name="Index_20_Link" text:visited-style-name="Index_20_Link">Inquiry<text:tab/>1</text:a></text:p>
          <text:p text:style-name="P122"><text:a xlink:type="simple" xlink:href="#__RefHeading__2654_343834233" text:style-name="Index_20_Link" text:visited-style-name="Index_20_Link">Groupings<text:tab/>1</text:a></text:p>
          <text:p text:style-name="P122"><text:a xlink:type="simple" xlink:href="#__RefHeading__2662_343834233" text:style-name="Index_20_Link" text:visited-style-name="Index_20_Link">Fundamental Data Types<text:tab/>3</text:a></text:p>
          <text:p text:style-name="P124"><text:a xlink:type="simple" xlink:href="#__RefHeading__2664_343834233" text:style-name="Index_20_Link" text:visited-style-name="Index_20_Link">Endianness<text:tab/>1</text:a></text:p>
          <text:p text:style-name="P122"><text:a xlink:type="simple" xlink:href="#__RefHeading__2666_343834233" text:style-name="Index_20_Link" text:visited-style-name="Index_20_Link">New Types<text:tab/>1</text:a></text:p>
          <text:p text:style-name="P123"><text:a xlink:type="simple" xlink:href="#__RefHeading__2668_343834233" text:style-name="Index_20_Link" text:visited-style-name="Index_20_Link">Auto-sizing<text:tab/>1</text:a></text:p>
          <text:p text:style-name="P122"><text:a xlink:type="simple" xlink:href="#__RefHeading__2670_343834233" text:style-name="Index_20_Link" text:visited-style-name="Index_20_Link">Built-in Type Extensions<text:tab/>2</text:a></text:p>
          <text:p text:style-name="P122"><text:a xlink:type="simple" xlink:href="#__RefHeading__2672_343834233" text:style-name="Index_20_Link" text:visited-style-name="Index_20_Link">structs<text:tab/>2</text:a></text:p>
          <text:p text:style-name="P122"><text:a xlink:type="simple" xlink:href="#__RefHeading__2674_343834233" text:style-name="Index_20_Link" text:visited-style-name="Index_20_Link">classes<text:tab/>1</text:a></text:p>
          <text:p text:style-name="P122"><text:a xlink:type="simple" xlink:href="#__RefHeading__2676_343834233" text:style-name="Index_20_Link" text:visited-style-name="Index_20_Link">Auto-Resolve<text:tab/>1</text:a></text:p>
          <text:p text:style-name="P122"><text:a xlink:type="simple" xlink:href="#__RefHeading__2678_343834233" text:style-name="Index_20_Link" text:visited-style-name="Index_20_Link">Process Control<text:tab/>2</text:a></text:p>
          <text:p text:style-name="P122"><text:a xlink:type="simple" xlink:href="#__RefHeading__2680_343834233" text:style-name="Index_20_Link" text:visited-style-name="Index_20_Link">thread control<text:tab/>2</text:a></text:p>
        </text:index-body>
      </text:table-of-content>
      <text:p text:style-name="P19"/>
      <text:p text:style-name="P13"/>
      <text:p text:style-name="P13"/>
      <text:p text:style-name="P20"><text:bookmark-start text:name="__RefHeading___Toc393885066"/>Preface<text:bookmark-end text:name="__RefHeading___Toc393885066"/></text:p>
      <text:p text:style-name="P23">RDC is a compiler architecture designed to be extensible beyond a single programming language. <text:s/>While RDC itself is a <text:span text:style-name="T34">compiler</text:span>, it also <text:span text:style-name="T213">defines and incorporates </text:span>a <text:span text:style-name="T34">new C-like programming language </text:span><text:span text:style-name="T37">(called </text:span><text:span text:style-name="T41">C</text:span><text:span text:style-name="T38">Alive</text:span><text:span text:style-name="T37">)</text:span><text:span text:style-name="T159">. <text:s/>This language </text:span>provides support for the <text:span text:style-name="T88">basic </text:span>class, <text:span text:style-name="T213">exception handling,</text:span> <text:span text:style-name="T87">as well as </text:span>several <text:span text:style-name="T88">other </text:span>new features.</text:p>
      <text:p text:style-name="P23">This <text:span text:style-name="T88">dual nature of RDC's introduction </text:span>may result in some confusion <text:span text:style-name="T87">at first</text:span>, however, it can be thought of this way:</text:p>
      <text:p text:style-name="P39"><text:span text:style-name="T3">RDC is the </text:span><text:span text:style-name="T5">name of the</text:span><text:span text:style-name="T3"> </text:span><text:span text:style-name="T34">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51">called </text:span><text:span text:style-name="T42">C</text:span><text:span text:style-name="T39">Alive</text:span><text:span text:style-name="T51">, </text:span><text:span text:style-name="T53">but </text:span><text:span text:style-name="T54">it </text:span><text:span text:style-name="T53">also provides </text:span><text:span text:style-name="T52">support for </text:span><text:span text:style-name="T35">VXB</text:span><text:span text:style-name="T52"> (Visual FreePro, Jr.'s xbase programming language), and </text:span><text:span text:style-name="T35">LASM</text:span><text:span text:style-name="T52"> (LibSF's assembler).</text:span></text:p>
      <text:p text:style-name="P39"><text:span text:style-name="T35">Syntax support</text:span><text:span text:style-name="T52"> for C90 and C99 is also provided, though in </text:span><text:span text:style-name="T53">a few </text:span><text:span text:style-name="T52">cases the </text:span><text:span text:style-name="T53">C-</text:span><text:span text:style-name="T52">functionality </text:span><text:span text:style-name="T53">present in </text:span><text:span text:style-name="T52">C90 or C99 is replaced with RDC behavior. <text:s/></text:span><text:span text:style-name="T53">This behavior will be changed in future versions.</text:span></text:p>
      <text:h text:style-name="P57" text:outline-level="1"><text:bookmark-start text:name="__RefHeading__191_1056490440"/>Overall design<text:bookmark-end text:name="__RefHeading__191_1056490440"/></text:h>
      <text:p text:style-name="P24">The RDC compiler design is comprised of <text:span text:style-name="T89">multiple sub-components. <text:s/>Each component is designed to allow for multi-language support within a single common framework</text:span>:</text:p>
      <text:list xml:id="list4709019956326464523" text:style-name="L1">
        <text:list-item>
          <text:p text:style-name="P103"><text:span text:style-name="T75">Source</text:span><text:span text:style-name="T76">L</text:span><text:span text:style-name="T75">ight</text:span><text:span text:style-name="T89"><text:tab/>– <text:s/></text:span><text:span text:style-name="T6">An external database for language syntax design</text:span></text:p>
        </text:list-item>
        <text:list-item>
          <text:p text:style-name="P104"><text:span text:style-name="T74">Front-end</text:span><text:tab/>– <text:s/><text:span text:style-name="T6">Translating text into high level operations</text:span></text:p>
        </text:list-item>
        <text:list-item>
          <text:p text:style-name="P105"><text:span text:style-name="T74">Compiler</text:span><text:tab/>– <text:s/><text:span text:style-name="T3">Translating high level operations into steps</text:span></text:p>
        </text:list-item>
        <text:list-item>
          <text:p text:style-name="P105"><text:span text:style-name="T74">Generator</text:span><text:tab/>– <text:s/><text:span text:style-name="T3">Translating steps into assembly code</text:span></text:p>
        </text:list-item>
        <text:list-item>
          <text:p text:style-name="P105"><text:span text:style-name="T74">Assembler</text:span><text:tab/>– <text:s/><text:span text:style-name="T3">Translating assembly code into binary code</text:span></text:p>
        </text:list-item>
        <text:list-item>
          <text:p text:style-name="P105"><text:span text:style-name="T74">Linker</text:span><text:tab/>– <text:s/><text:span text:style-name="T3">Translating binary code into OS executables</text:span></text:p>
        </text:list-item>
        <text:list-item>
          <text:p text:style-name="P106">LiveCode<text:span text:style-name="T84"><text:tab/>– <text:s/></text:span><text:span text:style-name="T51">Allows on-the-fly edits during runtime</text:span></text:p>
          <text:p text:style-name="P107"/>
        </text:list-item>
      </text:list>
      <text:h text:style-name="P58" text:outline-level="1"/>
      <text:h text:style-name="P58" text:outline-level="1"><text:bookmark-start text:name="__RefHeading__193_1056490440"/><text:soft-page-break/>Sourcelight<text:bookmark-end text:name="__RefHeading__193_1056490440"/></text:h>
      <text:p text:style-name="Paragraph">RDC provides a host of common tools to <text:span text:style-name="T90">make adding new compiler extensions notably easier. <text:s/>One of these is called </text:span><text:span text:style-name="T36">SourceLight</text:span><text:span text:style-name="T90">.</text:span></text:p>
      <text:p text:style-name="Paragraph">SourceLight is a two-part system, the first of which allows command, function, and flow definitions to created in database form via a GUI, to which its own <text:span text:style-name="T3">SourceLight compiler</text:span> will generate (1) source code suitable for use in the compiler<text:span text:style-name="T91">'s</text:span> <text:span text:style-name="T85">f</text:span><text:span text:style-name="T84">ront-end </text:span><text:span text:style-name="T85">module</text:span>, and (2) a database suitable for allowing SourceLight-aware editor<text:span text:style-name="T91">s</text:span> to provide syntax assist features <text:span text:style-name="T92">to developers while </text:span>editing source code.</text:p>
      <text:h text:style-name="P59" text:outline-level="1"><text:bookmark-start text:name="__RefHeading__195_1056490440"/>Front-end<text:bookmark-end text:name="__RefHeading__195_1056490440"/></text:h>
      <text:p text:style-name="Paragraph">The front-end <text:span text:style-name="T93">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60"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69">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61" text:outline-level="1"><text:bookmark-start text:name="__RefHeading__727_1056490440"/>Generator<text:bookmark-end text:name="__RefHeading__727_1056490440"/></text:h>
      <text:p text:style-name="Paragraph">The generator module is specific to a particular IS<text:span text:style-name="T205">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94">The generator's only job is to generate assembly source code based on the individual steps determined in the compiler module. <text:s/>This is nearly a 1:1 translation between steps and assembly operations, however, there are some optimizations which may also take place at </text:span><text:soft-page-break/><text:span text:style-name="T94">this level, </text:span><text:span text:style-name="T95">along with tags indicating to the assembler which ISA or ISAs is/are being targeted, as RDC can generate output to multiple ISAs </text:span><text:span text:style-name="T96">in a single compile</text:span><text:span text:style-name="T94">.</text:span></text:p>
      <text:p text:style-name="Paragraph">All assembly source code created by the generator module is position independent and can be migrated to any location in memory.</text:p>
      <text:p text:style-name="P109"><text:span text:style-name="T74">Note:</text:span><text:tab/>The generator module physically writes out <text:span text:style-name="T206">annotated </text:span>assembly source code, <text:span text:style-name="T206">and </text:span>not binary code. <text:s/>This allows its text-based output to be passed to other tools which can analyze or <text:span text:style-name="T206">alter</text:span> the resulting source code before it goes into the assembler module.</text:p>
      <text:p text:style-name="P110"><text:span text:style-name="T74">Note:</text:span><text:tab/>This <text:span text:style-name="T206">multi-stage source code level </text:span>was done to allow LiveCode to track program flow from original source code <text:span text:style-name="T206">and its </text:span>high-level operations, down to <text:span text:style-name="T206">the corresponding </text:span>assembly source code, and finally down <text:span text:style-name="T206">in</text:span>to raw binary <text:span text:style-name="T206">code</text:span>. <text:s/>This allows debugging <text:span text:style-name="T206">to occur </text:span>at any of those levels, as well as LiveCode fixups <text:span text:style-name="T206">to be performed </text:span>at any of those levels.</text:p>
      <text:p text:style-name="Paragraph"/>
      <text:h text:style-name="P71" text:outline-level="1"><text:bookmark-start text:name="__RefHeading__201_1056490440"/><text:span text:style-name="T244">assembler</text:span><text:bookmark-end text:name="__RefHeading__201_1056490440"/></text:h>
      <text:p text:style-name="Paragraph">The assembler <text:span text:style-name="T206">module translates assembly source code into a binary object file suitable for linking. <text:s/>The generator stage automatically provides </text:span><text:span text:style-name="T77">(|</text:span><text:span text:style-name="T83">cask</text:span><text:span text:style-name="T77">|)</text:span><text:span text:style-name="T206">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207">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62" text:outline-level="1"><text:bookmark-start text:name="__RefHeading__205_1056490440"/><text:soft-page-break/>LiveCode<text:bookmark-end text:name="__RefHeading__205_1056490440"/></text:h>
      <text:p text:style-name="Paragraph">LiveCode <text:span text:style-name="T207">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7">LiveCode uses a BXML file (Binary XML) to hold the various modules which are present (depending on compiler settings):</text:p>
      <text:list xml:id="list5787784421699415682" text:style-name="L2">
        <text:list-header>
          <text:p text:style-name="P78"><text:span text:style-name="T245">o<text:tab/></text:span>Full original source code, or links to disk-based source code<text:line-break/><text:span text:style-name="T245">o<text:tab/></text:span>Generated assembler source code<text:line-break/><text:span text:style-name="T245">o<text:tab/></text:span>Machine code<text:line-break/><text:span text:style-name="T245">o<text:tab/></text:span>Compiler settings and environment<text:line-break/><text:span text:style-name="T245">o<text:tab/></text:span>Debugger settings and environment<text:line-break/><text:span text:style-name="T245">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34">Inquiry</text:span><text:span text:style-name="T157">.</text:span></text:p>
      <text:p text:style-name="Paragraph"/>
      <text:p text:style-name="P109"><text:span text:style-name="T79">Note:</text:span><text:span text:style-name="T86"><text:tab/></text:span><text:span text:style-name="T84">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5">This page intentionally left blank</text:p>
      <text:p text:style-name="P14"/>
      <text:p text:style-name="Paragraph"/>
      <text:p text:style-name="Paragraph"/>
      <text:p text:style-name="Paragraph"/>
      <text:p text:style-name="Paragraph"/>
      <text:p text:style-name="Paragraph"/>
      <text:p text:style-name="Paragraph"/>
      <text:p text:style-name="Paragraph"/>
      <text:p text:style-name="Paragraph"/>
      <text:p text:style-name="P25"/>
      <text:p text:style-name="P25"/>
      <text:p text:style-name="P25"/>
      <text:p text:style-name="P25"/>
      <text:p text:style-name="P25"/>
      <text:p text:style-name="P25"/>
      <text:p text:style-name="P25"/>
      <text:p text:style-name="P25"/>
      <text:p text:style-name="P25"/>
      <text:p text:style-name="P25"/>
      <text:p text:style-name="P25">This page intentionally left blank</text:p>
      <text:p text:style-name="P14"/>
      <text:p text:style-name="P21"><text:bookmark-start text:name="__RefHeading___Toc393885067"/>Philosophy<text:bookmark-end text:name="__RefHeading___Toc393885067"/></text:p>
      <text:h text:style-name="P74" text:outline-level="1"><text:bookmark-start text:name="__RefHeading__2755_118560278"/>LibSF<text:bookmark-end text:name="__RefHeading__2755_118560278"/></text:h>
      <text:p text:style-name="Paragraph"><text:span text:style-name="T209">The Liberty Software Foundation's fundamental philosophy is derived from the relationship each of us shares here on this planet at comparable citizens, placed here by the wisdom and guidance of Jesus Christ</text:span>.</text:p>
      <text:p text:style-name="P28">He had a plan for us as a community of fellows in service to Him, and therefore to each other. <text:s/>As such, the Liberty Sofware Foundation's philosophy is summed up generally by this brief saying:</text:p>
      <text:p text:style-name="P118"/>
      <text:p text:style-name="P120"><text:line-break/>In God's sight we've come together...</text:p>
      <text:p text:style-name="P41">We've come together to help each other...</text:p>
      <text:p text:style-name="P41">Let's grow this project up … together!</text:p>
      <text:p text:style-name="P119"><text:span text:style-name="T3">In service and Love to the Lord, forever!<text:line-break/></text:span></text:p>
      <text:p text:style-name="P118"/>
      <text:p text:style-name="P27">At all points in <text:span text:style-name="T210">creation</text:span>, Jesus <text:span text:style-name="T210">orchestrated a magnificent </text:span>harmony <text:span text:style-name="T210">inspiring </text:span>awe and wonder. <text:s/><text:span text:style-name="T210">If we look to the Heavens, into mathematics, physics, and the variety and diversity of life here on this planet … it pushes our minds to their limits, and yet we still don't and cannot comprehend the vastness of it all.</text:span></text:p>
      <text:p text:style-name="P28">Every sign <text:span text:style-name="T211">that </text:span>we have been given demonstrates <text:span text:style-name="T211">with full clarity </text:span>that we are part of a community of man. <text:s/><text:span text:style-name="T211">Our lives are integral pieces in the lives of those around us. <text:s/>None of us are here by accident. <text:s/>And none of us are here without purpose.</text:span></text:p>
      <text:p text:style-name="P80">Those of us who author content for the Liberty Software Foundation recognize and acknowledge that it was God who first gave us any and every unique and special ability and <text:soft-page-break/>talent we possess, the opportunities we've had for schooling and for learning, <text:span text:style-name="T212">and everything else associated with our arrival in our vocation and position in this world.</text:span></text:p>
      <text:p text:style-name="P80"/>
      <text:p text:style-name="P80"><text:span text:style-name="T212">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9">everything.</text:span></text:p>
      <text:p text:style-name="P29">The Liberty Software Foundation content is all released into the Public Domain with a single caveat: <text:s/><text:span text:style-name="T3">that each person receiving it employ self-accountability unto God that the content will remain open.</text:span><text:span text:style-name="T94">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33">-----</text:p>
      <text:p text:style-name="P30"><text:span text:style-name="T94">The ways of this world are not the way this world was intended to be. <text:s/>It is the way it is because people stopped listening to God, and instead followed after the enemy of God through his temptations </text:span><text:span text:style-name="T97">of </text:span><text:span text:style-name="T94">sin. <text:s/></text:span><text:span text:style-name="T97">Our bodies are in a fallen state, and we are spiritually dead, unable to discern matters of the spirit, yet we remain three-component beings: <text:s/></text:span><text:span text:style-name="T7">soul, spirit, body.</text:span></text:p>
      <text:p text:style-name="P34">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92"><text:span text:style-name="T94">The Liberty Software Foundation employs a larger philosophy in everything that we do </text:span><text:span text:style-name="T98">than that which would apply to </text:span><text:span text:style-name="T99">the mere authoring of </text:span><text:span text:style-name="T98">digital content</text:span><text:span text:style-name="T94">. <text:s/></text:span><text:span text:style-name="T99">That philosophy ties back to what </text:span><text:span text:style-name="T94">is called the </text:span><text:span text:style-name="T34">Village Freedom Project</text:span><text:span text:style-name="T157">, and </text:span><text:span text:style-name="T158">it </text:span><text:span text:style-name="T157">is part of a philosophy whereby this </text:span><text:soft-page-break/><text:span text:style-name="T157">very type of </text:span><text:span text:style-name="T158">assertive and affirmative </text:span><text:span text:style-name="T157">actio</text:span><text:span text:style-name="T158">n for God, purposed upon Him with the fullness of our lives, is given in all areas of our lives.</text:span></text:p>
      <text:h text:style-name="P72" text:outline-level="1"><text:bookmark-start text:name="__RefHeading__2737_118560278"/><text:span text:style-name="T158">C</text:span><text:span text:style-name="T157">Alive</text:span><text:bookmark-end text:name="__RefHeading__2737_118560278"/></text:h>
      <text:p text:style-name="P93"><text:span text:style-name="T157">It is the general belief of those at LibSF that computers should aid people in their work. <text:s/></text:span><text:span text:style-name="T188">They should provide </text:span><text:span text:style-name="T157">features and tools which allow them to conduct their tasks more efficiently. <text:s/>There have been a lot of advancements in presentation </text:span><text:span text:style-name="T187">graphics </text:span><text:span text:style-name="T188">made </text:span><text:span text:style-name="T157">since the late 1990s and early 2000s. <text:s/></text:span><text:span text:style-name="T188">These have culminated into a new host of nearly 3D user interfaces. <text:s/>These concepts </text:span><text:span text:style-name="T157">should be incorporated into the way people </text:span><text:span text:style-name="T187">think, work, </text:span><text:span text:style-name="T188">and plan</text:span><text:span text:style-name="T187"> in developing software and other computer-based products</text:span><text:span text:style-name="T157">.</text:span></text:p>
      <text:p text:style-name="P94"><text:span text:style-name="T51">CAlive</text:span><text:span text:style-name="T157"> was designed from inception to </text:span><text:span text:style-name="T188">be part of an integrated environment. <text:s/>It is </text:span><text:span text:style-name="T157">expected </text:span><text:span text:style-name="T188">to be working in conjunction with a GUI IDE and </text:span><text:span text:style-name="T157">always-present, always-on debugger.</text:span></text:p>
      <text:p text:style-name="P94"><text:span text:style-name="T157">The GUI provides </text:span><text:span text:style-name="T188">code facilities </text:span><text:span text:style-name="T157">which </text:span><text:span text:style-name="T188">operate in the background in real-time. <text:s/>These bring </text:span><text:span text:style-name="T157">source code </text:span><text:span text:style-name="T188">to life </text:span><text:span text:style-name="T157">using the features of </text:span><text:span text:style-name="T188">LibSF's </text:span><text:span text:style-name="T51">SourceLight</text:span><text:span text:style-name="T157">, </text:span><text:span text:style-name="T188">for example, </text:span><text:span text:style-name="T157">the term given </text:span><text:span text:style-name="T188">to a set of features which explore what's being</text:span><text:span text:style-name="T157"> developed, showing references, usage</text:span><text:span text:style-name="T188">s</text:span><text:span text:style-name="T157">, </text:span><text:span text:style-name="T188">as well as full</text:span><text:span text:style-name="T157"> documentation for those things being </text:span><text:span text:style-name="T189">conducted</text:span><text:span text:style-name="T157">.</text:span></text:p>
      <text:p text:style-name="P95"><text:span text:style-name="T157">It is the ongoing hope of those at LibSF that these GUI features will only </text:span><text:span text:style-name="T189">expand and </text:span><text:span text:style-name="T157">increase over time. <text:s/></text:span><text:span text:style-name="T189">LibSF provides </text:span><text:span text:style-name="T157">a </text:span><text:span text:style-name="T189">robust </text:span><text:span text:style-name="T157">framework allow</text:span><text:span text:style-name="T189">ing</text:span><text:span text:style-name="T157"> easy </text:span><text:span text:style-name="T189">custom </text:span><text:span text:style-name="T157">add-on extensions </text:span><text:span text:style-name="T189">to be created and shared </text:span><text:span text:style-name="T157">by other developers. <text:s/>Each extension </text:span><text:span text:style-name="T189">accesses and utilizes an</text:span><text:span text:style-name="T157"> API which </text:span><text:span text:style-name="T189">gives full insight in</text:span><text:span text:style-name="T157">to </text:span><text:span text:style-name="T189">all features and </text:span><text:span text:style-name="T157">abilities known to the </text:span><text:span text:style-name="T189">native</text:span><text:span text:style-name="T157"> IDE </text:span><text:span text:style-name="T189">and language</text:span><text:span text:style-name="T157">.</text:span></text:p>
      <text:p text:style-name="P31"/>
      <text:p text:style-name="P31"/>
      <text:p text:style-name="P31"/>
      <text:p text:style-name="P31"/>
      <text:p text:style-name="P31"/>
      <text:p text:style-name="P31"/>
      <text:p text:style-name="P31"/>
      <text:p text:style-name="P31"><text:soft-page-break/></text:p>
      <text:p text:style-name="P96"/>
      <text:p text:style-name="P76">Chapter 1</text:p>
      <text:p text:style-name="P22"><text:bookmark-start text:name="__RefHeading___Toc393885068"/><text:span text:style-name="T216">CAl</text:span>iv<text:span text:style-name="T216">e</text:span><text:bookmark-end text:name="__RefHeading___Toc393885068"/></text:p>
      <text:h text:style-name="P63" text:outline-level="1"><text:bookmark-start text:name="__RefHeading___Toc393885069"/>CAlive<text:bookmark-end text:name="__RefHeading___Toc393885069"/></text:h>
      <text:p text:style-name="P32"><text:span text:style-name="T55">CA</text:span><text:span text:style-name="T54">live</text:span><text:span text:style-name="T214"> wa</text:span>s <text:span text:style-name="T217">designed to create </text:span>an extended C-<text:span text:style-name="T217">like</text:span> programming language, <text:span text:style-name="T217">one</text:span> which adds <text:span text:style-name="T246">some modern programming features including </text:span>the class, exception handling, and <text:span text:style-name="T246">other </text:span>features <text:span text:style-name="T214">not found in C or C++</text:span>.</text:p>
      <text:p text:style-name="P81"><text:span text:style-name="T214">It was given the name </text:span><text:span text:style-name="T8">“</text:span><text:span text:style-name="T54">CAlive”</text:span><text:span text:style-name="T214"> because it was LibSF's hope to </text:span><text:span text:style-name="T160">bring new life to our old stand-by </text:span><text:span text:style-name="T162">workhorse... C.</text:span></text:p>
      <text:p text:style-name="P81"><text:span text:style-name="T62">CAlive</text:span><text:span text:style-name="T180"> </text:span><text:span text:style-name="T161">is pronounced as </text:span><text:span text:style-name="T197">“</text:span><text:span text:style-name="T40">sea alive,”</text:span><text:span text:style-name="T161"> </text:span><text:span text:style-name="T181">and is abbreviated to </text:span><text:span text:style-name="T161">the letters </text:span><text:span text:style-name="T40">CA</text:span><text:span text:style-name="T161"> for short </text:span><text:span text:style-name="T181">(as in C, C++, C#, CA)</text:span><text:span text:style-name="T161">. <text:s/></text:span><text:span text:style-name="T63">CAlive</text:span><text:span text:style-name="T181"> uses “.ca” by default for their file extension.</text:span></text:p>
      <text:p text:style-name="P42"/>
      <text:p text:style-name="P43"><text:span text:style-name="T162">From the </text:span><text:span text:style-name="T56">C perspective</text:span><text:span text:style-name="T162">:<text:tab/></text:span><text:span text:style-name="T163">I</text:span><text:span text:style-name="T162">t brings </text:span><text:span text:style-name="T160">some notably absent features </text:span><text:span text:style-name="T162">to the </text:span><text:span text:style-name="T163">language</text:span><text:span text:style-name="T162">, </text:span><text:span text:style-name="T163">jump starting it with simple implementations of well-proven features in wide use over the many years</text:span><text:span text:style-name="T160">.</text:span></text:p>
      <text:p text:style-name="P44"><text:span text:style-name="T162">From the </text:span><text:span text:style-name="T56">C++ perspective:</text:span><text:span text:style-name="T162"><text:tab/></text:span><text:span text:style-name="T163">I</text:span><text:span text:style-name="T162">t </text:span><text:span text:style-name="T160">distill</text:span><text:span text:style-name="T162">s</text:span><text:span text:style-name="T160"> </text:span><text:span text:style-name="T163">some of its </text:span><text:span text:style-name="T160">best features </text:span><text:span text:style-name="T163">down into a few additions</text:span><text:span text:style-name="T160">, </text:span><text:span text:style-name="T163">jettisoning </text:span><text:span text:style-name="T160">the rest </text:span><text:span text:style-name="T162">in favor of source code simplicity, </text:span><text:span text:style-name="T163">eyesight, sanity, </text:span><text:span text:style-name="T162">and ease of maintenance</text:span><text:span text:style-name="T160">.</text:span></text:p>
      <text:p text:style-name="P35"/>
      <text:p text:style-name="P45"><text:span text:style-name="T78">Bottom line:</text:span><text:span text:style-name="T215"><text:tab/>CAlive adds what C should've added in C99.</text:span></text:p>
      <text:p text:style-name="P40"/>
      <text:h text:style-name="Heading_20_2" text:outline-level="2"><text:bookmark-start text:name="__RefHeading__2006_118560278"/><text:soft-page-break/><text:span text:style-name="T257">C and C++ developers</text:span><text:bookmark-end text:name="__RefHeading__2006_118560278"/></text:h>
      <text:p text:style-name="P108"><text:span text:style-name="T218">I</text:span>f you <text:span text:style-name="T215">already </text:span>know <text:span text:style-name="T215">C or C++ and their shared general </text:span>syntax, then you already know 9<text:span text:style-name="T219">8</text:span>% of everything you need to know to program in <text:span text:style-name="T20">CAlive</text:span><text:span text:style-name="T216"> immediately. <text:s/>In fact, you don't need to use any of </text:span><text:span text:style-name="T20">CAlive's</text:span><text:span text:style-name="T216"> new features at all, and by using the -c90 or -c99 switches, most of your C code (and simple C++ code) should compile without changes today.</text:span></text:p>
      <text:p text:style-name="P108"><text:span text:style-name="T258">There are a few features of C, and many in C++, which are not supported in </text:span><text:span text:style-name="T20">CAlive.</text:span><text:span text:style-name="T216"> <text:s/>Some of </text:span><text:span text:style-name="T20">CAlive's</text:span><text:span text:style-name="T216"> new features relate only to syntax changes designed to make source code easier to read, document, and maintain, while many others relate to some new concepts (or implementations of existing concepts) to C/C++ developers.</text:span></text:p>
      <text:h text:style-name="P65" text:outline-level="1"><text:bookmark-start text:name="__RefHeading__2739_118560278"/>Engage, Unengage, <text:span text:style-name="T225">and Binary</text:span><text:bookmark-end text:name="__RefHeading__2739_118560278"/></text:h>
      <text:p text:style-name="P98"><text:span text:style-name="T94">LibSF use</text:span><text:span text:style-name="T132">s</text:span><text:span text:style-name="T94"> the terms </text:span><text:span text:style-name="T70">engage</text:span><text:span text:style-name="T94"> and </text:span><text:span text:style-name="T70">unengage</text:span><text:span text:style-name="T94"> to describe starting </text:span><text:span text:style-name="T132">and stopping </text:span><text:span text:style-name="T94">something. <text:s/></text:span><text:span text:style-name="T145">A program is engaged, and unengaged, as part of its normal life cycle. <text:s/></text:span><text:span text:style-name="T146">The same is true for spawned processes and threads.</text:span></text:p>
      <text:p text:style-name="P98"><text:span text:style-name="T146">A</text:span><text:span text:style-name="T94">ll compiled software </text:span><text:span text:style-name="T132">is </text:span><text:span text:style-name="T94">referred to as a </text:span><text:span text:style-name="T34">binary</text:span><text:span text:style-name="T157"> </text:span><text:span text:style-name="T190">in its machine code form.</text:span></text:p>
      <text:p text:style-name="P116"><text:span text:style-name="T80">Note:</text:span><text:span text:style-name="T248"><text:tab/></text:span>Exodus-class operating system<text:span text:style-name="T249">s actually give </text:span>all programs which run natively <text:span text:style-name="T259">on machine hardware </text:span>the .bin file extension <text:span text:style-name="T249">for this reason.</text:span></text:p>
      <text:h text:style-name="P66" text:outline-level="1"><text:bookmark-start text:name="__RefHeading__2741_118560278"/>LiveCode <text:span text:style-name="T261">ABI</text:span><text:bookmark-end text:name="__RefHeading__2741_118560278"/></text:h>
      <text:p text:style-name="P82"><text:span text:style-name="T3">CAlive</text:span> uses a new <text:span text:style-name="T250">ABI (A</text:span>pplication <text:span text:style-name="T250">B</text:span>inary <text:span text:style-name="T250">I</text:span>nterface) called <text:span text:style-name="T3">LiveCode</text:span>. <text:s/><text:span text:style-name="T3">LiveCode</text:span> is an edit-and-continue <text:span text:style-name="T260">(</text:span>or fix-and-continue<text:span text:style-name="T260">)</text:span> ABI. <text:s/><text:span text:style-name="T250">I</text:span>t allows changes to be made to all code and data a<text:span text:style-name="T262">t both</text:span> <text:span text:style-name="T250">development time and runtime</text:span>. <text:s/><text:span text:style-name="T250">Because of this ability, error conditions need not typically generate errors, but instead they can</text:span><text:span text:style-name="T133"> </text:span><text:span text:style-name="T147">signal that something unexpected has been encountered, and then suspend itself waiting for the fix to be applied to it can continue.</text:span></text:p>
      <text:p text:style-name="P97"><text:span text:style-name="T3">LiveCode</text:span> <text:span text:style-name="T263">provides a full trace from (1) source code </text:span>to <text:span text:style-name="T263">(2) </text:span>converted code (<text:span text:style-name="T263">all </text:span>stages), to <text:span text:style-name="T263">(3) </text:span>assembly code, to <text:span text:style-name="T263">(4) </text:span>machine code.</text:p>
      <text:p text:style-name="P117"><text:span text:style-name="T81">Note:</text:span><text:span text:style-name="T263"> <text:s/>There may be multiple levels of (2) converted code, such as expanded macros, and pre- or post-processing by third party tools</text:span>.</text:p>
      <text:p text:style-name="P97"><text:span text:style-name="T29">LiveCode's</text:span> step-by-step tracing allows a type of diff to be created at <text:span text:style-name="T263">various </text:span>level<text:span text:style-name="T263">s</text:span>, determining what needs to be changed in the running <text:span text:style-name="T3">binary.</text:span></text:p>
      <text:h text:style-name="P73" text:outline-level="1"><text:bookmark-start text:name="__RefHeading__2660_343834233"/><text:soft-page-break/><text:span text:style-name="T243">Inquiry</text:span><text:bookmark-end text:name="__RefHeading__2660_343834233"/></text:h>
      <text:p text:style-name="P99"><text:span text:style-name="T23">CAlive </text:span><text:span text:style-name="T134">introduces </text:span><text:span text:style-name="T148">a runtime suspension </text:span><text:span text:style-name="T149">state </text:span><text:span text:style-name="T148">called an </text:span><text:span text:style-name="T48">inquiry</text:span><text:span text:style-name="T182">. <text:s/></text:span><text:span text:style-name="T67">Inquirys</text:span><text:span text:style-name="T191"> are entered into as the result of an unhandled exception, or use of the new </text:span><text:span text:style-name="T67">inquiry</text:span><text:span text:style-name="T191"> keyword. <text:s/>They exist in lieu of errors and allow developer intervention to correct the errant state, and resume the running process.</text:span></text:p>
      <text:p text:style-name="P99"><text:span text:style-name="T191">Once an </text:span><text:span text:style-name="T67">inquiry</text:span><text:span text:style-name="T191"> is entered into, the developer is able to examine the running </text:span><text:span text:style-name="T67">binary</text:span><text:span text:style-name="T191"> state and determine what needs to be corrected to allow the program to continue, or to terminate the program if the condition is unrecoverable.</text:span></text:p>
      <text:p text:style-name="P99"><text:span text:style-name="T191">This solution to an </text:span><text:span text:style-name="T67">inquiry</text:span><text:span text:style-name="T191"> </text:span><text:span text:style-name="T192">condition </text:span><text:span text:style-name="T191">is powerful, but it requires manual intervention by the developer. <text:s/></text:span><text:span text:style-name="T192">An </text:span><text:span text:style-name="T191">automated </text:span><text:span text:style-name="T193">facility</text:span><text:span text:style-name="T192"> to handle </text:span><text:span text:style-name="T68">inquirys</text:span><text:span text:style-name="T192"> </text:span><text:span text:style-name="T191">is also provided </text:span><text:span text:style-name="T192">for in </text:span><text:span text:style-name="T68">CAlive</text:span><text:span text:style-name="T192">. <text:s/></text:span><text:span text:style-name="T193">It is </text:span><text:span text:style-name="T192">designed </text:span><text:span text:style-name="T191">to handle </text:span><text:span text:style-name="T192">conditions when a </text:span><text:span text:style-name="T193">debugger </text:span><text:span text:style-name="T192">is </text:span><text:span text:style-name="T191">not immediately available, </text:span><text:span text:style-name="T193">and </text:span><text:span text:style-name="T191">is handled through a new function called </text:span><text:span text:style-name="T68">main_inquiry()</text:span><text:span text:style-name="T192">, which is a function like </text:span><text:span text:style-name="T68">main()</text:span><text:span text:style-name="T192"> </text:span><text:span text:style-name="T193">that's </text:span><text:span text:style-name="T192">called </text:span><text:span text:style-name="T193">only by the OS </text:span><text:span text:style-name="T192">whenever an </text:span><text:span text:style-name="T68">inquiry</text:span><text:span text:style-name="T192"> </text:span><text:span text:style-name="T193">is </text:span><text:span text:style-name="T192">encountered </text:span><text:span text:style-name="T193">and </text:span><text:span text:style-name="T192">a debugger instance is not available.</text:span></text:p>
      <text:p text:style-name="P83"><text:span text:style-name="T150">The </text:span><text:span text:style-name="T30">main_inquiry()</text:span><text:span text:style-name="T150"> </text:span><text:span text:style-name="T134">function </text:span><text:span text:style-name="T150">is able </text:span><text:span text:style-name="T134">to take </text:span><text:span text:style-name="T133">a </text:span><text:span text:style-name="T94">determinable actio</text:span><text:span text:style-name="T133">n on the </text:span><text:span text:style-name="T22">inquiry</text:span><text:span text:style-name="T133"> </text:span><text:span text:style-name="T134">(which may include a memory dump, some type of user interaction, </text:span><text:span text:style-name="T150">a transfer of control to another function, </text:span><text:span text:style-name="T134">or even reporting the </text:span><text:span text:style-name="T23">inquiry</text:span><text:span text:style-name="T134"> as a </text:span><text:span text:style-name="T150">legitimate</text:span><text:span text:style-name="T134"> error).</text:span></text:p>
      <text:p text:style-name="P127"><text:span text:style-name="T151">function </text:span><text:span text:style-name="T94">main_inquiry<text:line-break/></text:span><text:span text:style-name="T151">|params </text:span><text:span text:style-name="T94">SLiveCode* liveCode<text:line-break/>{<text:line-break/> <text:s text:c="3"/>switch (</text:span><text:span text:style-name="T152">liveCode.</text:span><text:span text:style-name="T94">inquiry.code)<text:line-break/> <text:s text:c="3"/>{<text:line-break/> <text:s text:c="7"/>case _</text:span><text:span text:style-name="T153">DOUBLE</text:span><text:span text:style-name="T94">_</text:span><text:span text:style-name="T153">INQUIRY</text:span><text:span text:style-name="T94">:<text:line-break/> <text:s text:c="11"/>// </text:span><text:span text:style-name="T153">An inquiry was encountered in main_inquiry()</text:span><text:span text:style-name="T94"><text:line-break/> <text:s text:c="11"/>break;<text:line-break/><text:line-break/> <text:s text:c="7"/>case _INQUIRY_UNHANDLED_</text:span><text:span text:style-name="T153">INQUIRY</text:span><text:span text:style-name="T94">:<text:line-break/> <text:s text:c="11"/>// </text:span><text:span text:style-name="T153">An unspecified inquiry was encountered</text:span><text:span text:style-name="T94"><text:line-break/> <text:s text:c="11"/>break;<text:line-break/><text:line-break/> <text:s text:c="7"/>case _INQUIRY_OUT_OF_MEMORY:<text:line-break/> <text:s text:c="11"/>// </text:span><text:span text:style-name="T153">An explicitly identified inquiry was encountered</text:span><text:span text:style-name="T94"><text:line-break/> <text:s text:c="11"/>break;<text:line-break/><text:line-break/> <text:s text:c="7"/>// et cetera...<text:line-break/> <text:s text:c="3"/>}<text:line-break/>}</text:span></text:p>
      <text:h text:style-name="P64" text:outline-level="1"><text:bookmark-start text:name="__RefHeading__2654_343834233"/>Grouping<text:span text:style-name="T252">s</text:span><text:bookmark-end text:name="__RefHeading__2654_343834233"/></text:h>
      <text:p text:style-name="P85"><text:span text:style-name="T3">CAlive</text:span> introduces <text:span text:style-name="T51">groupin</text:span><text:span text:style-name="T64">g</text:span><text:span text:style-name="T65">s</text:span><text:span text:style-name="T247">. <text:s/></text:span><text:span text:style-name="T26">Groupings</text:span><text:span text:style-name="T137"> are divided into two types:</text:span></text:p>
      <text:p text:style-name="P85"><text:soft-page-break/><text:span text:style-name="T137"><text:tab/></text:span><text:span text:style-name="T141">o <text:s/></text:span><text:span text:style-name="T143">header </text:span><text:span text:style-name="T154">groupings</text:span><text:span text:style-name="T137"><text:line-break/><text:tab/></text:span><text:span text:style-name="T141">o <text:s/></text:span><text:span text:style-name="T143">user </text:span><text:span text:style-name="T154">groupings</text:span></text:p>
      <text:p text:style-name="P86"><text:span text:style-name="T28">G</text:span><text:span text:style-name="T27">r</text:span><text:span text:style-name="T25">oupings</text:span><text:span text:style-name="T136"> </text:span><text:span text:style-name="T156">can </text:span><text:span text:style-name="T136">occur </text:span><text:span text:style-name="T155">only </text:span><text:span text:style-name="T140">as the first non-whitespace</text:span><text:span text:style-name="T141"> token</text:span><text:span text:style-name="T140"> </text:span><text:span text:style-name="T71">at the start of a </text:span><text:span text:style-name="T72">source code </text:span><text:span text:style-name="T71">line</text:span><text:span text:style-name="T136">.</text:span></text:p>
      <text:p text:style-name="P86"><text:span text:style-name="T199">Header </text:span><text:span text:style-name="T200">groupings</text:span><text:span text:style-name="T137"> are </text:span><text:span text:style-name="T142">introduced to support </text:span><text:span text:style-name="T137">a new way to define things like </text:span><text:span text:style-name="T26">functions</text:span><text:span text:style-name="T137">, </text:span><text:span text:style-name="T26">adhocs</text:span><text:span text:style-name="T137">, </text:span><text:span text:style-name="T26">flowofs</text:span><text:span text:style-name="T137">, and </text:span><text:span text:style-name="T26">operator</text:span><text:span text:style-name="T137"> methods in classes. <text:s/></text:span><text:span text:style-name="T194">Header</text:span><text:span text:style-name="T183"> groupings </text:span><text:span text:style-name="T138">have </text:span><text:span text:style-name="T198">one pipe sign character</text:span><text:span text:style-name="T183"> </text:span><text:span text:style-name="T184">and follow immediately after the definition line</text:span><text:span text:style-name="T138">.</text:span></text:p>
      <text:p text:style-name="P87"><text:span text:style-name="T138">E</text:span><text:span text:style-name="T94">xample:</text:span></text:p>
      <text:p text:style-name="P125"><text:span text:style-name="T94">function sample<text:line-break/>|returns int r <text:s text:c="16"/>// Header grouping<text:line-break/>|params int a, int b <text:s text:c="10"/>// Header grouping<text:line-break/>{<text:line-break/> <text:s text:c="3"/>// Code goes here<text:line-break/>}</text:span></text:p>
      <text:p text:style-name="P84"><text:span text:style-name="T199">User </text:span><text:span text:style-name="T201">grouping</text:span><text:span text:style-name="T202">s</text:span><text:span text:style-name="T135"> </text:span><text:span text:style-name="T139">are </text:span><text:span text:style-name="T143">inserted </text:span><text:span text:style-name="T139">as needed by the developer. <text:s/>They will be</text:span><text:span text:style-name="T135"> </text:span>interpreted <text:span text:style-name="T247">by the compiler </text:span>as either whitespace<text:span text:style-name="T253">s</text:span> or <text:span text:style-name="T251">line </text:span>comment<text:span text:style-name="T253">s</text:span>, <text:span text:style-name="T247">depending on their token length</text:span>.</text:p>
      <text:p text:style-name="P111"><text:span text:style-name="T49">Note:</text:span><text:span text:style-name="T32"><text:tab/>All </text:span><text:span text:style-name="T47">two characters</text:span><text:span text:style-name="T21"> sequences are interpreted as </text:span><text:span text:style-name="T47">whitespace</text:span><text:span text:style-name="T49">s</text:span><text:span text:style-name="T21">.</text:span></text:p>
      <text:p text:style-name="P111"><text:span text:style-name="T49">Note:</text:span><text:span text:style-name="T32"><text:tab/>All </text:span><text:span text:style-name="T50">three or more character</text:span><text:span text:style-name="T24"> sequences are interpreted as<text:line-break/></text:span><text:span text:style-name="T47">line comment</text:span><text:span text:style-name="T49">s</text:span><text:span text:style-name="T21">.</text:span></text:p>
      <text:p text:style-name="P100"><text:span text:style-name="T254">This was added to give a visible block cue which will catch the eye very easily. <text:s/>Near the top of a block, a comment prefixed with three pipe signs can be added, allowing the lines following it prefixed with two pipe signs to be interpreted as a group.</text:span></text:p>
      <text:p text:style-name="P88"><text:span text:style-name="T31">Groupings</text:span><text:span text:style-name="T254"> were created not only to give a </text:span><text:span text:style-name="T130">visual </text:span><text:span text:style-name="T131">cue, </text:span><text:span text:style-name="T144">but also </text:span><text:span text:style-name="T131">to introduce </text:span><text:span text:style-name="T236">a new debugger feature called, </text:span><text:span text:style-name="T47">single step group</text:span><text:span text:style-name="T66">,</text:span><text:span text:style-name="T185"> </text:span><text:span text:style-name="T186">which</text:span><text:span text:style-name="T185"> </text:span><text:span text:style-name="T236">allows code to be stepped over at the </text:span><text:span text:style-name="T21">grou</text:span><text:span text:style-name="T33">ping</text:span><text:span text:style-name="T236"> level, and to even collapse source code and read only the associated line comments as in the example below.</text:span></text:p>
      <text:p text:style-name="Paragraph">Example <text:span text:style-name="T255">(expanded)</text:span>:</text:p>
      <text:p text:style-name="P54">01: <text:s text:c="4"/>||||||||||<text:line-break/>02: <text:s text:c="4"/>||| Print five<text:line-break/>03: <text:s text:c="4"/>||<text:line-break/>04: <text:s text:c="4"/>|| int i;<text:line-break/>05: <text:s text:c="4"/>|| i = 5;<text:line-break/>06: <text:s text:c="4"/>|| printf(“%d\n”, i);<text:line-break/>07: <text:s text:c="4"/>||<text:line-break/><text:soft-page-break/>08: <text:s text:c="4"/>||||||</text:p>
      <text:p text:style-name="P89">In this example, lines 01, 02, and 08 are interpreted as line comments. <text:s/>Lines 03 to 07 are all interpreted as whitespaces.</text:p>
      <text:p text:style-name="P90">Example <text:span text:style-name="T255">(collapsed)</text:span>:</text:p>
      <text:p text:style-name="P126">01: <text:s text:c="4"/>||||||||||<text:line-break/>02: <text:span text:style-name="T255">[+]</text:span> ||| Print five<text:line-break/>0<text:span text:style-name="T256">8</text:span>: <text:s text:c="4"/>||||||</text:p>
      <text:p text:style-name="P91">In this case, the <text:span text:style-name="T256">[+] indicates the code is collapsed, and can be expanded by clicking on it.</text:span></text:p>
      <text:h text:style-name="P67" text:outline-level="1"><text:bookmark-start text:name="__RefHeading__2662_343834233"/>F<text:span text:style-name="T268">undamental Data Types</text:span><text:bookmark-end text:name="__RefHeading__2662_343834233"/></text:h>
      <text:p text:style-name="Paragraph"><text:span text:style-name="T3">CAlive</text:span> supports standard C and C++ fundamental data types, including:</text:p>
      <text:p text:style-name="P46">bool <text:s text:c="11"/>-- 8-bit boolean<text:line-break/>char <text:s text:c="11"/>-- 8-bit signed<text:line-break/>unsigned char <text:s text:c="2"/>-- 8-bit unsigned<text:line-break/>short <text:s text:c="10"/>-- 16-bit signed<text:line-break/>unsigned short <text:s/>-- 16-bit unsigned<text:line-break/>int <text:s text:c="12"/>-- 32-bit signed<text:line-break/>unsigned int <text:s text:c="3"/>-- 32-bit unsigned<text:line-break/>long <text:s text:c="11"/>-- 64-bit signed<text:line-break/>unsigned long <text:s text:c="2"/>-- 64-bit unsigned<text:line-break/><text:line-break/>float <text:s text:c="10"/>-- 32-bit floating point IEEE-754<text:line-break/>double <text:s text:c="9"/>-- 64-bit floating point IEEE-754<text:line-break/>long double <text:s text:c="4"/>-- 80-bit floating point IEEE-754</text:p>
      <text:p text:style-name="P101"><text:span text:style-name="T3">CAlive</text:span> supports <text:span text:style-name="T223">standard </text:span>variable-level overrides including <text:span text:style-name="T3">volatile </text:span><text:span text:style-name="T17">(aka </text:span><text:span text:style-name="T14">live </text:span><text:span text:style-name="T17">in CAlive)</text:span><text:span text:style-name="T3">,</text:span> <text:span text:style-name="T3">const</text:span><text:span text:style-name="T94">, </text:span><text:span text:style-name="T13">extern</text:span><text:span text:style-name="T122">, </text:span><text:span text:style-name="T13">static</text:span><text:span text:style-name="T122">,</text:span><text:span text:style-name="T94"> </text:span><text:span text:style-name="T100">and </text:span><text:span text:style-name="T122">also </text:span><text:span text:style-name="T100">introduces </text:span><text:span text:style-name="T123">three</text:span><text:span text:style-name="T122"> </text:span><text:span text:style-name="T100">new </text:span><text:span text:style-name="T102">ones</text:span><text:span text:style-name="T100">:</text:span></text:p>
      <text:p text:style-name="P102"><text:span text:style-name="T100"><text:tab/></text:span><text:span text:style-name="T9">ro<text:tab/></text:span><text:span text:style-name="T123">store in </text:span><text:span text:style-name="T100">read-only </text:span><text:span text:style-name="T123">memory</text:span><text:span text:style-name="T100"><text:line-break/><text:tab/></text:span><text:span text:style-name="T9">rw<text:tab/></text:span><text:span text:style-name="T123">store in </text:span><text:span text:style-name="T100">read-write </text:span><text:span text:style-name="T123">memory </text:span><text:span text:style-name="T100">(default), </text:span><text:span text:style-name="T101">and<text:line-break/><text:tab/></text:span><text:span text:style-name="T10">rw</text:span><text:span text:style-name="T11">p<text:tab/></text:span><text:span text:style-name="T101">read-write </text:span><text:span text:style-name="T102">protocol, </text:span><text:span text:style-name="T123">store in read-write memory</text:span></text:p>
      <text:p text:style-name="Paragraph"><text:span text:style-name="T123">The </text:span><text:span text:style-name="T15">rwp (r</text:span><text:span text:style-name="T102">ead-write protocol</text:span><text:span text:style-name="T123">)</text:span><text:span text:style-name="T102"> is an override that </text:span><text:span text:style-name="T103">protects </text:span><text:span text:style-name="T102">data changes </text:span><text:span text:style-name="T123">from </text:span><text:span text:style-name="T102">be</text:span><text:span text:style-name="T123">ing</text:span><text:span text:style-name="T102"> made </text:span><text:span text:style-name="T123">unless the </text:span><text:span text:style-name="T164">(|</text:span><text:span text:style-name="T203">rwp</text:span><text:span text:style-name="T164">|)</text:span><text:span text:style-name="T11"> </text:span><text:span text:style-name="T102">cask is included </text:span><text:span text:style-name="T103">immediately before the write. <text:s/></text:span><text:span text:style-name="T123">If the (|</text:span><text:span text:style-name="T204">rwp</text:span><text:span text:style-name="T196">|) cask is not included, </text:span><text:span text:style-name="T102">write accesses result in an </text:span><text:span text:style-name="T11">inquiry</text:span><text:span text:style-name="T102">.</text:span></text:p>
      <text:p text:style-name="P113"><text:span text:style-name="T46">Note:</text:span><text:span text:style-name="T58"> <text:s/></text:span><text:span text:style-name="T60">R</text:span><text:span text:style-name="T59">ead</text:span><text:span text:style-name="T16"> accesses </text:span><text:span text:style-name="T18">on rwp variables </text:span><text:span text:style-name="T16">are always allowed.</text:span></text:p>
      <text:p text:style-name="Paragraph">Example:</text:p>
      <text:p text:style-name="P128">ro int _COUNT = 5; <text:s text:c="5"/>// Stored in read-only memory, <text:span text:style-name="T264">behaves like const</text:span><text:line-break/><text:soft-page-break/>rw int _LOOPS = 5; <text:s text:c="5"/>// Stored in read-write memory, <text:span text:style-name="T264">standard access, default type</text:span><text:line-break/><text:span text:style-name="T224">rwp int _ITERS = 0; <text:s text:c="4"/>// Stored in read-write memory, can only be written to with<text:line-break/> <text:s text:c="23"/>// a prefixed (|rwp|) cask. <text:s/>Compile-time initializations<text:line-break/> <text:s text:c="23"/>// are honored.</text:span></text:p>
      <text:h text:style-name="Heading_20_3" text:outline-level="3"><text:bookmark-start text:name="__RefHeading__2664_343834233"/>Endian<text:span text:style-name="T266">ness</text:span><text:bookmark-end text:name="__RefHeading__2664_343834233"/></text:h>
      <text:p text:style-name="Paragraph"><text:span text:style-name="T3">CAlive</text:span> data is stored in memory as little endian <text:span text:style-name="T265">by default</text:span>. <text:s/>To explicitly set the endian<text:span text:style-name="T265">ness</text:span> using the command-line, the switches <text:span text:style-name="T34">-be</text:span> for big endian <text:span text:style-name="T265">and</text:span> <text:span text:style-name="T34">-le</text:span> for little endian <text:span text:style-name="T265">are provided</text:span>. <text:s/><text:span text:style-name="T265">In addition, e</text:span>very variable can also have its own explicit override which prefixes the variable. <text:s/>Use a prefix of “be” for big endian, or “le” for little endian <text:span text:style-name="T265">will override command line switches</text:span>.</text:p>
      <text:p text:style-name="P16">Example:</text:p>
      <text:p text:style-name="P46">be int ab; <text:s text:c="4"/>// ab is stored <text:span text:style-name="T227">in memory</text:span> as big endian<text:line-break/>le int al; <text:s text:c="4"/>// al is stored <text:span text:style-name="T227">in memory </text:span>as little endian<text:line-break/><text:line-break/>// Note: <text:s/>All references are automatically converted <text:span text:style-name="T237">as needed by the CPU for</text:span><text:line-break/>// <text:s text:c="7"/>computation<text:span text:style-name="T220">al us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221">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47">s8,u8 <text:s text:c="8"/>--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h text:style-name="Heading_20_2" text:outline-level="2"><text:bookmark-start text:name="__RefHeading__2668_343834233"/>Auto-<text:span text:style-name="T267">sizing</text:span><text:bookmark-end text:name="__RefHeading__2668_343834233"/></text:h>
      <text:p text:style-name="P36">The following are auto-sizing variables which are stored in a particular size, but auto-size to 32-bits (prefixed with “e”) or 64-bits (prefixed with “r”) <text:span text:style-name="T222">for use in computation. <text:s/>These prefixes are taken from the x86 register prefixes for 32-bit and 64-bi5 registers. <text:s/>All auto-sizing data types will sign saturate upon storage back to their form, and can be used in conjunction with endian overrides</text:span>:</text:p>
      <text:p text:style-name="P48">es8,eu8 <text:s text:c="6"/>-- 8-bit signed and unsigned <text:s/><text:span text:style-name="T226">(usage 32-bit)</text:span><text:line-break/>es16,eu16 <text:s text:c="4"/>-- 16-bit signed and unsigned <text:span text:style-name="T226">(usage 32-bit)</text:span><text:line-break/>es24,eu24 <text:s text:c="4"/>-- 24-bit signed and unsigned <text:span text:style-name="T226">(usage 32-bit)<text:line-break/><text:line-break/></text:span><text:soft-page-break/><text:span text:style-name="T226">rs8,ru8 <text:s text:c="6"/>-- 8-bit signed and unsigned <text:s/>(usage 64-bit)<text:line-break/>rs16,ru16 <text:s text:c="4"/>-- 16-bit signed and unsigned (usage 64-bit)<text:line-break/>rs24,ru24 <text:s text:c="4"/>-- 24-bit signed and unsigned (usage 64-bit)<text:line-break/>rs32,ru32 <text:s text:c="4"/>-- 32-bit signed and unsigned (usage 64-bit)<text:line-break/>rs40,ru40 <text:s text:c="4"/>-- 40-bit signed and unsigned (usage 64-bit)<text:line-break/>rs48,ru48 <text:s text:c="4"/>-- 48-bit signed and unsigned (usage 64-bit)<text:line-break/>rs56,ru56 <text:s text:c="4"/>-- 56-bit signed and unsigned (usage 64-bit)</text:span></text:p>
      <text:h text:style-name="Heading_20_1" text:outline-level="1"><text:bookmark-start text:name="__RefHeading__2670_343834233"/>Built-in <text:span text:style-name="T269">Type Extensions</text:span><text:bookmark-end text:name="__RefHeading__2670_343834233"/></text:h>
      <text:p text:style-name="Paragraph">The following built-in variables are also provided, <text:span text:style-name="T242">along with several functions which populate into them</text:span>:</text:p>
      <text:p text:style-name="P55">var <text:s text:c="10"/>-- <text:span text:style-name="T239">Weakly typed (type determined </text:span>by <text:span text:style-name="T240">use)</text:span><text:line-break/><text:span text:style-name="T238">bi <text:s text:c="11"/>-- Big integer (arbitrary precision)<text:line-break/>bfp <text:s text:c="10"/>-- Big floating point (arbitrary precision)<text:line-break/></text:span>builder <text:s text:c="6"/>-- An accumulato<text:span text:style-name="T241">r</text:span><text:line-break/><text:span text:style-name="T238">datum <text:s text:c="8"/>-- Allocated data with pointer and length<text:line-break/>date <text:s text:c="9"/>-- A date with year, month, day<text:line-break/>datetime <text:s text:c="5"/>-- A date plus hour, minute, second,<text:line-break/> <text:s text:c="16"/>millisecond.<text:line-break/>process <text:s text:c="6"/>-- A process control variable<text:line-break/>thread <text:s text:c="7"/>-- A thread control variable</text:span></text:p>
      <text:h text:style-name="P68" text:outline-level="1"><text:bookmark-start text:name="__RefHeading__2672_343834233"/>structs<text:bookmark-end text:name="__RefHeading__2672_343834233"/></text:h>
      <text:p text:style-name="Paragraph"><text:span text:style-name="T3">CAlive</text:span> supports structures, and <text:span text:style-name="T228">adds several features to give more direct developer-time control over how the compiler processes structures. <text:s/></text:span><text:span text:style-name="T44">Note:</text:span><text:span text:style-name="T12"> <text:s/>CAlive does not require that you use the prefix “struct” at any time except definition.</text:span></text:p>
      <text:p text:style-name="P77">The general form<text:span text:style-name="T229">s</text:span> <text:span text:style-name="T229">are</text:span>:</text:p>
      <text:p text:style-name="P114"><text:span text:style-name="T45">Note:</text:span><text:span text:style-name="T57"> <text:s/>It is a CAlive convention to prefix structs with “S”</text:span></text:p>
      <text:p text:style-name="P51">struct S<text:span text:style-name="T229">NormalStruct</text:span><text:line-break/>{<text:line-break/> <text:s text:c="3"/>// Members go here<text:line-break/>};<text:line-break/><text:line-break/><text:span text:style-name="T229">struct SbitStruct<text:line-break/>{<text:line-break/> <text:s text:c="3"/>// Note: <text:s/>be and le overrides can be used here<text:line-break/> <text:s text:c="3"/>s32 <text:s text:c="2"/>value1 <text:s text:c="2"/>: 5; <text:s text:c="3"/>// 5-bit variable<text:line-break/> <text:s text:c="3"/>s32 <text:s text:c="11"/>: 0; <text:s text:c="3"/>// Skip forward to next byte<text:line-break/> <text:s text:c="3"/>s32 <text:s text:c="2"/>value2 <text:s text:c="2"/>: 3; <text:s text:c="3"/>// 3-bit variable<text:line-break/> <text:s text:c="3"/>s32 <text:s text:c="11"/>: 5; <text:s text:c="3"/>// Ignore these five bits<text:line-break/>};</text:span></text:p>
      <text:p text:style-name="P37">Because <text:span text:style-name="T3">CAlive</text:span> supports the class, the struct can be thought of as a type of clas with all its members public. <text:s/>In this way, structs can also have member functions, including constructors and destructors.</text:p>
      <text:h text:style-name="P69" text:outline-level="1"><text:bookmark-start text:name="__RefHeading__2674_343834233"/><text:soft-page-break/>classes<text:bookmark-end text:name="__RefHeading__2674_343834233"/></text:h>
      <text:p text:style-name="Paragraph"><text:span text:style-name="T3">CAlive</text:span> supports simple classes, including <text:span text:style-name="T94">constructors, destructors</text:span>, operator overrides, <text:span text:style-name="T231">default parameters,</text:span> public and private members, multiple inheritance, virtual methods, and <text:span text:style-name="T235">a keyword </text:span>designator for accessor <text:span text:style-name="T230">functions</text:span> (<text:span text:style-name="T94">which </text:span><text:span text:style-name="T121">document </text:span><text:span text:style-name="T127">functionality</text:span><text:span text:style-name="T121">, and </text:span><text:span text:style-name="T94">simplify syntax usage in expressions</text:span><text:span text:style-name="T120">)</text:span><text:span text:style-name="T94">. </text:span></text:p>
      <text:p text:style-name="P77"><text:span text:style-name="T94">Basic class form </text:span><text:span text:style-name="T125">(also supports bulk of C++ syntax)</text:span><text:span text:style-name="T94">:</text:span></text:p>
      <text:p text:style-name="P114"><text:span text:style-name="T45">Note:</text:span><text:span text:style-name="T57"> <text:s/>It is a CAlive convention to prefix </text:span><text:span text:style-name="T61">class definitions </text:span><text:span text:style-name="T57">with “</text:span><text:span text:style-name="T61">C</text:span><text:span text:style-name="T57">”</text:span></text:p>
      <text:p text:style-name="P52"><text:span text:style-name="T94">class C</text:span><text:span text:style-name="T105">N</text:span><text:span text:style-name="T94">ame</text:span><text:span text:style-name="T105"><text:line-break/>|</text:span><text:span text:style-name="T124">extends </text:span><text:span text:style-name="T105">inherit1, inherit2<text:line-break/></text:span><text:span text:style-name="T109">|</text:span><text:span text:style-name="T124">extends </text:span><text:span text:style-name="T109">inherit3</text:span><text:span text:style-name="T105"><text:line-break/>|rename memberName to newMemberName<text:line-break/></text:span><text:span text:style-name="T106">|rename </text:span><text:span text:style-name="T124">class.member</text:span><text:span text:style-name="T106">Name to </text:span><text:span text:style-name="T124">class.</text:span><text:span text:style-name="T106">newMemberName</text:span><text:span text:style-name="T94"><text:line-break/>{<text:line-break/>public:<text:line-break/><text:line-break/></text:span><text:span text:style-name="T128">||||||||||<text:line-break/>||</text:span><text:span text:style-name="T94"><text:line-break/></text:span><text:span text:style-name="T128">||</text:span><text:span text:style-name="T94"> <text:s/></text:span><text:span text:style-name="T107">function </text:span><text:span text:style-name="T94">C</text:span><text:span text:style-name="T107">N</text:span><text:span text:style-name="T94">ame<text:line-break/></text:span><text:span text:style-name="T128">||</text:span><text:span text:style-name="T94"> <text:s/></text:span><text:span text:style-name="T106">|init memberName</text:span><text:span text:style-name="T112">1</text:span><text:span text:style-name="T106"> to value<text:line-break/></text:span><text:span text:style-name="T128">||</text:span><text:span text:style-name="T106"> <text:s/>|init memberName</text:span><text:span text:style-name="T112">2</text:span><text:span text:style-name="T106"> to value</text:span><text:span text:style-name="T94"><text:line-break/></text:span><text:span text:style-name="T128">||</text:span><text:span text:style-name="T94"> <text:s/></text:span><text:span text:style-name="T106">{<text:line-break/></text:span><text:span text:style-name="T128">||</text:span><text:span text:style-name="T106"> <text:s text:c="5"/>// </text:span><text:span text:style-name="T108">Init code goes here</text:span><text:span text:style-name="T106"><text:line-break/></text:span><text:span text:style-name="T128">||</text:span><text:span text:style-name="T106"> <text:s/>}<text:line-break/></text:span><text:span text:style-name="T128">||</text:span><text:span text:style-name="T106"><text:line-break/></text:span><text:span text:style-name="T128">||</text:span><text:span text:style-name="T113"> <text:s/></text:span><text:span text:style-name="T114">function ~CName;<text:line-break/></text:span><text:span text:style-name="T128">||</text:span><text:span text:style-name="T114"><text:line-break/></text:span><text:span text:style-name="T128">||||||<text:line-break/></text:span><text:span text:style-name="T114"><text:line-break/><text:line-break/></text:span><text:span text:style-name="T94"> <text:s text:c="3"/></text:span><text:span text:style-name="T104">operator =<text:line-break/> <text:s text:c="3"/></text:span><text:span text:style-name="T110">|returns </text:span><text:span text:style-name="T104">C</text:span><text:span text:style-name="T115">N</text:span><text:span text:style-name="T104">ame&amp; </text:span><text:span text:style-name="T115">r <text:s text:c="7"/>// “r” for return</text:span><text:span text:style-name="T110"><text:line-break/></text:span><text:span text:style-name="T104"> <text:s text:c="3"/></text:span><text:span text:style-name="T110">|params </text:span><text:span text:style-name="T111">const </text:span><text:span text:style-name="T104">CName&amp; </text:span><text:span text:style-name="T115">p <text:s text:c="2"/>// “p” for param</text:span><text:span text:style-name="T104"><text:line-break/></text:span><text:span text:style-name="T110"> <text:s text:c="3"/></text:span><text:span text:style-name="T111">|const</text:span><text:span text:style-name="T110"><text:line-break/> <text:s text:c="3"/>{<text:line-break/> <text:s text:c="7"/>// Code goes here<text:line-break/> <text:s text:c="3"/>}</text:span><text:span text:style-name="T104"><text:line-break/><text:line-break/><text:line-break/></text:span><text:span text:style-name="T129">||||||||||<text:line-break/>||</text:span><text:span text:style-name="T104"><text:line-break/></text:span><text:span text:style-name="T128">||</text:span><text:span text:style-name="T94"> <text:s/></text:span><text:span text:style-name="T126">accessor</text:span><text:span text:style-name="T94"> s32 GetValue() <text:s text:c="3"/>{ return(m_value); }<text:line-break/></text:span><text:span text:style-name="T128">||</text:span><text:span text:style-name="T94"> <text:s/></text:span><text:span text:style-name="T126">accessor</text:span><text:span text:style-name="T94"> SetValue(s32 v) <text:s text:c="2"/>{ m_value = v; }<text:line-break/></text:span><text:span text:style-name="T128">||</text:span><text:span text:style-name="T94"><text:line-break/></text:span><text:span text:style-name="T128">||</text:span><text:span text:style-name="T94"> <text:s/>//////////<text:line-break/></text:span><text:span text:style-name="T128">||</text:span><text:span text:style-name="T94"> <text:s/>// </text:span><text:span text:style-name="T116">Allows syntax usage</text:span><text:span text:style-name="T117">s</text:span><text:span text:style-name="T116">:<text:line-break/></text:span><text:span text:style-name="T128">||</text:span><text:span text:style-name="T116"> <text:s/>//<text:line-break/></text:span><text:span text:style-name="T128">||</text:span><text:span text:style-name="T116"> <text:s/>// <text:s text:c="3"/></text:span><text:span text:style-name="T117">s32 <text:s text:c="2"/>x;</text:span><text:span text:style-name="T116"><text:line-break/></text:span><text:span text:style-name="T128">||</text:span><text:span text:style-name="T116"> <text:s/>// <text:s text:c="3"/>CName cn;<text:line-break/></text:span><text:span text:style-name="T128">||</text:span><text:span text:style-name="T116"> <text:s/>//<text:line-break/></text:span><text:span text:style-name="T128">||</text:span><text:span text:style-name="T116"> <text:s/>// <text:s text:c="3"/>x = cn.GetValue; <text:s text:c="3"/>// </text:span><text:span text:style-name="T118">rather than cn.GetValue();<text:line-break/></text:span><text:span text:style-name="T128">||</text:span><text:span text:style-name="T118"> <text:s/>//<text:line-break/></text:span><text:span text:style-name="T128">||</text:span><text:span text:style-name="T118"> <text:s/>// If multiple </text:span><text:span text:style-name="T126">accessors</text:span><text:span text:style-name="T118"> existed </text:span><text:span text:style-name="T119">through pointers</text:span><text:span text:style-name="T118">:<text:line-break/></text:span><text:span text:style-name="T128">||</text:span><text:span text:style-name="T118"> <text:s/>// <text:s text:c="3"/>x = cn.level1.level2.level3.GetValue;<text:line-break/></text:span><text:span text:style-name="T128">||</text:span><text:span text:style-name="T118"> <text:s/>//<text:line-break/></text:span><text:soft-page-break/><text:span text:style-name="T128">||</text:span><text:span text:style-name="T118"> <text:s/>// Instead of:<text:line-break/></text:span><text:span text:style-name="T128">||</text:span><text:span text:style-name="T118"> <text:s/>// <text:s text:c="3"/>x = cn.level1</text:span><text:span text:style-name="T119">()</text:span><text:span text:style-name="T118">.level2</text:span><text:span text:style-name="T119">()</text:span><text:span text:style-name="T118">.level3</text:span><text:span text:style-name="T119">()</text:span><text:span text:style-name="T118">.getValue();</text:span><text:span text:style-name="T116"><text:line-break/></text:span><text:span text:style-name="T128">||</text:span><text:span text:style-name="T94"> <text:s/>//////<text:line-break/></text:span><text:span text:style-name="T128">||<text:line-break/></text:span><text:span text:style-name="T129">||||||</text:span><text:span text:style-name="T94"><text:line-break/><text:line-break/><text:line-break/></text:span><text:span text:style-name="T104">private:<text:line-break/> <text:s text:c="3"/>s32 iSetValue2(s32 iv) <text:s text:c="2"/>{ m_value = iv * 2; }</text:span><text:span text:style-name="T94"><text:line-break/><text:line-break/>private:<text:line-break/> <text:s text:c="3"/>s32 m_value;<text:line-break/>};</text:span></text:p>
      <text:h text:style-name="P68" text:outline-level="1"><text:bookmark-start text:name="__RefHeading__2676_343834233"/>Auto-Resolve<text:bookmark-end text:name="__RefHeading__2676_343834233"/></text:h>
      <text:p text:style-name="Paragraph"><text:span text:style-name="T3">CAlive</text:span> introduces a feature to aid in structure and class member <text:span text:style-name="T233">access, </text:span>called <text:span text:style-name="T3">auto-resolve</text:span>. <text:s/><text:span text:style-name="T232">Its syntax is two dots either within or trailing a parent object.</text:span></text:p>
      <text:p text:style-name="Paragraph">When used within, the compiler will traverse child members to find the matching name. <text:s/>When used trailing, it will attempt to auto-resolve the type based on usage. <text:s/>If it finds a single matching member of that type, then it will use it. <text:s/>If multiple types are found it will report an ambiguity error and request the explicit member name be used.</text:p>
      <text:p text:style-name="Paragraph">Auto-resolve also has one other syntax, which allows it to use the parent without the trailing .. to indicate that the appropriate member within should be used, rather than the parent itself.</text:p>
      <text:p text:style-name="Paragraph">Example:</text:p>
      <text:p text:style-name="P53">struct SAbc<text:line-break/>{<text:line-break/> <text:s text:c="3"/>int <text:s text:c="2"/>i;<text:line-break/> <text:s text:c="3"/>float f;<text:line-break/>};<text:line-break/><text:line-break/><text:span text:style-name="T234">SAbc abc;<text:line-break/>// Initialize abc somehow<text:line-break/><text:line-break/>abc.. = 5; <text:s text:c="6"/>// Will populate into i<text:line-break/>abc.. = 5.0f; <text:s text:c="3"/>// Will populate into f<text:line-break/><text:line-break/>abc <text:s text:c="2"/>= 5; <text:s text:c="6"/>// Will populate into i<text:line-break/>abc <text:s text:c="2"/>= 5.0f; <text:s text:c="3"/>// Will populate into f<text:line-break/><text:line-break/>printf(“%d, %f\n”, abc, abc);<text:line-break/>// Same as: <text:s/>printf(“%d, %f\n”, abc.i, abc.f);</text:span></text:p>
      <text:p text:style-name="P26">Note:<text:span text:style-name="T84"> <text:s/>This feature was primarily added to work with single instance member structs or classes which would be unique by type, and to reference the parent in context rather than the child. <text:s/>For example: <text:s/>struct SHeart; struct SBrain; struct SNeck; and finally struct SBody </text:span><text:soft-page-break/><text:span text:style-name="T84">{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84">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Process Control<text:bookmark-end text:name="__RefHeading__2678_343834233"/></text:h>
      <text:p text:style-name="Paragraph"><text:span text:style-name="T51">CAlive</text:span><text:span text:style-name="T157"> introduces direct process control </text:span><text:span text:style-name="T165">through a new type called </text:span><text:span text:style-name="T43">process</text:span><text:span text:style-name="T165">. <text:s/>Two new keywords provide direct </text:span><text:span text:style-name="T157">support: <text:s/></text:span><text:span text:style-name="T43">engage</text:span><text:span text:style-name="T165">, and </text:span><text:span text:style-name="T43">unengage</text:span><text:span text:style-name="T165">, </text:span><text:span text:style-name="T166">along with m</text:span><text:span text:style-name="T165">essage parsing:</text:span></text:p>
      <text:p text:style-name="P49"><text:span text:style-name="T157">process externalApp; <text:s text:c="2"/>// Initialized to null process<text:line-break/><text:line-break/>engage <text:s text:c="4"/>externalApp<text:line-break/> <text:s text:c="3"/>as <text:s text:c="4"/>“myOtherApp.bin”<text:line-break/> <text:s text:c="3"/>handler </text:span><text:span text:style-name="T167">msg</text:span><text:span text:style-name="T157">Handler</text:span><text:span text:style-name="T178">()</text:span><text:span text:style-name="T157">;<text:line-break/><text:line-break/>unengage externalApp <text:line-break/> <text:s text:c="3"/></text:span><text:span text:style-name="T166">with nExitCode</text:span><text:span text:style-name="T157">;<text:line-break/><text:line-break/></text:span><text:span text:style-name="T166">if (externalApp)</text:span><text:span text:style-name="T157"><text:line-break/> <text:s text:c="3"/>send externalApp n</text:span><text:span text:style-name="T166">1</text:span><text:span text:style-name="T157">, </text:span><text:span text:style-name="T166">n2,</text:span><text:span text:style-name="T157"> data;<text:line-break/><text:line-break/>// </text:span><text:span text:style-name="T166">Handler prototype </text:span><text:span text:style-name="T179">for incoming messages</text:span><text:span text:style-name="T157"><text:line-break/>void m</text:span><text:span text:style-name="T167">sg</text:span><text:span text:style-name="T157">Handler(process* p, s32 n</text:span><text:span text:style-name="T166">1</text:span><text:span text:style-name="T157">, </text:span><text:span text:style-name="T166">s32 n2,</text:span><text:span text:style-name="T157"> void* data);</text:span></text:p>
      <text:h text:style-name="P70" text:outline-level="1"><text:bookmark-start text:name="__RefHeading__2680_343834233"/><text:span text:style-name="T270">T</text:span>hread control<text:bookmark-end text:name="__RefHeading__2680_343834233"/></text:h>
      <text:p text:style-name="Paragraph"><text:span text:style-name="T3">CAlive</text:span> introduces direct thread control through a new type called <text:span text:style-name="T34">thread</text:span><text:span text:style-name="T157">. <text:s/>Threads are launched using the </text:span><text:span text:style-name="T34">in</text:span><text:span text:style-name="T157"> keyword, with multiple simultaneous thread launches using the </text:span><text:span text:style-name="T34">andin</text:span><text:span text:style-name="T157"> keyword.</text:span></text:p>
      <text:p text:style-name="Paragraph">Example:</text:p>
      <text:p text:style-name="P50"><text:span text:style-name="T157">thread t1, t2;<text:line-break/><text:line-break/>in t1 {<text:line-break/> <text:s text:c="3"/>// Code to execute in thread 1 goes here<text:line-break/> <text:s text:c="3"/>// This can be a dispatch to a function, or it can be<text:line-break/> <text:s text:c="3"/>// arbitrary code<text:line-break/><text:line-break/> <text:s text:c="3"/></text:span><text:span text:style-name="T170">// To leave a thread </text:span><text:span text:style-name="T172">manually</text:span><text:span text:style-name="T170">, issue the out command.</text:span><text:span text:style-name="T157"><text:line-break/> <text:s text:c="3"/></text:span><text:span text:style-name="T171">if (!data_is_ready)</text:span><text:span text:style-name="T157"><text:line-break/> <text:s text:c="7"/></text:span><text:span text:style-name="T170">out </text:span><text:span text:style-name="T171">with nExitCode</text:span><text:span text:style-name="T170">;</text:span><text:span text:style-name="T157"><text:line-break/></text:span><text:soft-page-break/><text:span text:style-name="T157"><text:line-break/> <text:s text:c="3"/>// </text:span><text:span text:style-name="T172">When control reaches the closing }, it will<text:line-break/> <text:s text:c="3"/>// unengage automatically with an exit code of 0.<text:line-break/></text:span><text:span text:style-name="T157"><text:line-break/>} andin t2 {<text:line-break/> <text:s text:c="3"/>// Code to execute in thread 2 goes here<text:line-break/>}<text:line-break/><text:line-break/>// Re-join when threads t1 and t2 complete,<text:line-break/>// </text:span><text:span text:style-name="T174">Auto-timeout in 2000 milliseconds</text:span><text:span text:style-name="T157"><text:line-break/></text:span><text:span text:style-name="T167">join t1, t2 timeout 2000 handler timeoutHandler(...);<text:line-break/><text:line-break/>// </text:span><text:span text:style-name="T169">Control </text:span><text:span text:style-name="T173">threads </text:span><text:span text:style-name="T169">manually<text:line-break/>pause t1; <text:s text:c="21"/>// </text:span><text:span text:style-name="T175">Unconditional pause</text:span><text:span text:style-name="T169"><text:line-break/>resume t1; <text:s text:c="20"/>// </text:span><text:span text:style-name="T177">Unconditional resume</text:span><text:span text:style-name="T169"><text:line-break/>pause t1 </text:span><text:span text:style-name="T175">until sSemaphore</text:span><text:span text:style-name="T169">; <text:s text:c="4"/>// </text:span><text:span text:style-name="T175">Pause </text:span><text:span text:style-name="T176">to </text:span><text:span text:style-name="T175">sSemaphore change</text:span><text:span text:style-name="T169"><text:line-break/>unengage t1 </text:span><text:span text:style-name="T170">with nExitCode</text:span><text:span text:style-name="T169">;</text:span><text:span text:style-name="T167"><text:line-break/><text:line-break/>// Handler prototype<text:line-break/>void timeoutHandler</text:span><text:span text:style-name="T168">(thread* t, s32 milliseconds, ...);</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Ubuntu Mono" svg:font-family="'Ubuntu Mon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Century Schoolbook L" svg:font-family="'Century Schoolbook L'" style:font-adornments="Bold Italic"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Century Schoolbook L1" fo:font-family="'Century Schoolbook L'" style:font-style-name="Roman"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0626in" fo:margin-bottom="0.0626in" loext:contextual-spacing="false"/>
      <style:text-properties fo:text-transform="uppercase" style:font-name="Century Schoolbook L" fo:font-family="'Century Schoolbook L'" style:font-style-name="Bold Italic" style:font-family-generic="roman" style:font-pitch="variable" fo:font-size="12pt" fo:font-style="italic"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text-properties fo:font-size="11pt" fo:font-style="italic"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text-properties fo:font-size="10pt" fo:font-style="normal" style:font-size-asian="12pt" style:font-style-asian="normal" style:font-size-complex="12pt" style:font-style-complex="norm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fo:font-size="10pt" style:font-size-asian="10pt" style:font-size-complex="10pt"/>
    </style:style>
    <style:style style:name="Chapter_20_Number" style:display-name="Chapter Number" style:family="paragraph" style:parent-style-name="Standard" style:next-style-name="Chapter_20_Title">
      <style:paragraph-properties fo:margin-top="0in" fo:margin-bottom="0.25in" loext:contextual-spacing="false" fo:text-align="center" style:justify-single-word="false"/>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paragraph-properties fo:margin-top="0in" fo:margin-bottom="0.5in" loext:contextual-spacing="false" fo:text-align="center" style:justify-single-word="false"/>
      <style:text-properties style:font-name="Arial" fo:font-family="Arial" style:font-family-generic="swiss" style:font-pitch="variable" fo:font-size="26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Century Schoolbook L1" fo:font-family="'Century Schoolbook L'" style:font-style-name="Roman"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master-page-name="">
      <style:paragraph-properties fo:margin-left="0.5in" fo:margin-right="0in" fo:margin-top="0in" fo:margin-bottom="0.1902in" loext:contextual-spacing="false" fo:text-indent="0in" style:auto-text-indent="false" style:page-number="auto" fo:background-color="transparent">
        <style:background-image/>
      </style:paragraph-properties>
      <style:text-properties style:font-name="Ubuntu Mono" fo:font-family="'Ubuntu Mono'" style:font-style-name="Regular" style:font-pitch="fixed" fo:font-size="9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25in" style:type="center"/>
          <style:tab-stop style:position="4.5in" style:type="right"/>
        </style:tab-stops>
      </style:paragraph-properties>
    </style:style>
    <style:style style:name="MP2" style:family="paragraph" style:parent-style-name="Header_20_-_20_Odd">
      <style:text-properties officeooo:rsid="001ff881" officeooo:paragraph-rsid="001ff881"/>
    </style:style>
    <style:style style:name="MP3" style:family="paragraph" style:parent-style-name="Header_20_-_20_Even">
      <style:text-properties officeooo:rsid="0021de84" officeooo:paragraph-rsid="0021de84"/>
    </style:style>
    <style:style style:name="MP4" style:family="paragraph" style:parent-style-name="Footer">
      <style:paragraph-properties fo:text-align="end" style:justify-single-word="false"/>
    </style:style>
    <style:style style:name="MP5" style:family="paragraph" style:parent-style-name="Header_20_-_20_Odd">
      <style:text-properties officeooo:rsid="004a653c" officeooo:paragraph-rsid="004a653c"/>
    </style:style>
    <style:style style:name="MP6"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i"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tab/><text:tab/></text:p>
      </style:footer>
      <style:footer-left>
        <text:p text:style-name="Footer"/>
      </style:footer-left>
    </style:master-page>
    <style:master-page style:name="Convert_20_1" style:display-name="Convert 1" style:page-layout-name="Mpm2">
      <style:header>
        <text:p text:style-name="MP2">rdc – [R]apid [D]evelopment [C]ompiler</text:p>
      </style:header>
      <style:header-left>
        <text:p text:style-name="MP3">Liberty Software Foundation</text:p>
      </style:header-left>
      <style:footer>
        <text:p text:style-name="MP4"><text:page-number text:select-page="current">vii</text:page-number></text:p>
      </style:footer>
      <style:footer-left>
        <text:p text:style-name="Footer"/>
      </style:footer-left>
    </style:master-page>
    <style:master-page style:name="Convert_20_2" style:display-name="Convert 2" style:page-layout-name="Mpm3">
      <style:header>
        <text:p text:style-name="MP5">rdc – [R]apid [D]evelopment [C]ompiler</text:p>
      </style:header>
      <style:header-left>
        <text:p text:style-name="MP6">Liberty Software Foundation</text:p>
      </style:header-left>
      <style:footer>
        <text:p text:style-name="MP4"><text:page-number text:select-page="current">3</text:page-number></text:p>
      </style:footer>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21T02:52:06.865414984</dc:date>
    <meta:editing-cycles>288</meta:editing-cycles>
    <meta:editing-duration>P2171DT16H58M38S</meta:editing-duration>
    <meta:generator>LibreOffice/4.3.3.2$Linux_X86_64 LibreOffice_project/430m0$Build-2</meta:generator>
    <meta:document-statistic meta:table-count="0" meta:image-count="0" meta:object-count="0" meta:page-count="25" meta:paragraph-count="205" meta:word-count="4761" meta:character-count="29868" meta:non-whitespace-character-count="24325"/>
  </office:meta>
</office:document-meta>
</file>